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7.7pt"/>
    </style:style>
    <style:style style:name="co2" style:family="table-column">
      <style:table-column-properties fo:break-before="auto" style:column-width="70.75pt"/>
    </style:style>
    <style:style style:name="co3" style:family="table-column">
      <style:table-column-properties fo:break-before="auto" style:column-width="70.24pt"/>
    </style:style>
    <style:style style:name="co4" style:family="table-column">
      <style:table-column-properties fo:break-before="auto" style:column-width="69.5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4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1">
      <style:table-cell-properties fo:background-color="#ffff00" style:text-align-source="fix" style:repeat-content="false"/>
      <style:paragraph-properties fo:text-align="center" fo:margin-left="0pt"/>
      <style:text-properties fo:color="#800000"/>
    </style:style>
    <style:style style:name="ce7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8" style:family="table-cell" style:parent-style-name="Default" style:data-style-name="N10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0">
      <style:table-cell-properties fo:background-color="#00ff00" style:text-align-source="fix" style:repeat-content="false"/>
      <style:paragraph-properties fo:text-align="center" fo:margin-left="0pt"/>
    </style:style>
    <style:style style:name="ce10" style:family="table-cell" style:parent-style-name="Default" style:data-style-name="N1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1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70913_Ex009-3_batch1_estimate_pcr_cycle.csv" table:style-name="ta1">
        <table:shapes>
          <draw:frame draw:z-index="0" draw:style-name="gr1" draw:text-style-name="P1" svg:width="456.04pt" svg:height="246.76pt" svg:x="93.66pt" svg:y="335.65pt">
            <loext:p draw:notify-on-update-of-ranges="'20170913_Ex009-3_batch1_estimate_pcr_cycle.csv'.A6:'20170913_Ex009-3_batch1_estimate_pcr_cycle.csv'.A6 '20170913_Ex009-3_batch1_estimate_pcr_cycle.csv'.A7:'20170913_Ex009-3_batch1_estimate_pcr_cycle.csv'.A27 '20170913_Ex009-3_batch1_estimate_pcr_cycle.csv'.B6:'20170913_Ex009-3_batch1_estimate_pcr_cycle.csv'.B6 '20170913_Ex009-3_batch1_estimate_pcr_cycle.csv'.B7:'20170913_Ex009-3_batch1_estimate_pcr_cycle.csv'.B27 '20170913_Ex009-3_batch1_estimate_pcr_cycle.csv'.A6:'20170913_Ex009-3_batch1_estimate_pcr_cycle.csv'.A6 '20170913_Ex009-3_batch1_estimate_pcr_cycle.csv'.A7:'20170913_Ex009-3_batch1_estimate_pcr_cycle.csv'.A27 '20170913_Ex009-3_batch1_estimate_pcr_cycle.csv'.C6:'20170913_Ex009-3_batch1_estimate_pcr_cycle.csv'.C6 '20170913_Ex009-3_batch1_estimate_pcr_cycle.csv'.C7:'20170913_Ex009-3_batch1_estimate_pcr_cycle.csv'.C27 '20170913_Ex009-3_batch1_estimate_pcr_cycle.csv'.A6:'20170913_Ex009-3_batch1_estimate_pcr_cycle.csv'.A6 '20170913_Ex009-3_batch1_estimate_pcr_cycle.csv'.A7:'20170913_Ex009-3_batch1_estimate_pcr_cycle.csv'.A27 '20170913_Ex009-3_batch1_estimate_pcr_cycle.csv'.D6:'20170913_Ex009-3_batch1_estimate_pcr_cycle.csv'.D6 '20170913_Ex009-3_batch1_estimate_pcr_cycle.csv'.D7:'20170913_Ex009-3_batch1_estimate_pcr_cycle.csv'.D27 '20170913_Ex009-3_batch1_estimate_pcr_cycle.csv'.A6:'20170913_Ex009-3_batch1_estimate_pcr_cycle.csv'.A6 '20170913_Ex009-3_batch1_estimate_pcr_cycle.csv'.A7:'20170913_Ex009-3_batch1_estimate_pcr_cycle.csv'.A27 '20170913_Ex009-3_batch1_estimate_pcr_cycle.csv'.E6:'20170913_Ex009-3_batch1_estimate_pcr_cycle.csv'.E6 '20170913_Ex009-3_batch1_estimate_pcr_cycle.csv'.E7:'20170913_Ex009-3_batch1_estimate_pcr_cycle.csv'.E27 '20170913_Ex009-3_batch1_estimate_pcr_cycle.csv'.A6:'20170913_Ex009-3_batch1_estimate_pcr_cycle.csv'.A6 '20170913_Ex009-3_batch1_estimate_pcr_cycle.csv'.A7:'20170913_Ex009-3_batch1_estimate_pcr_cycle.csv'.A27 '20170913_Ex009-3_batch1_estimate_pcr_cycle.csv'.F6:'20170913_Ex009-3_batch1_estimate_pcr_cycle.csv'.F6 '20170913_Ex009-3_batch1_estimate_pcr_cycle.csv'.F7:'20170913_Ex009-3_batch1_estimate_pcr_cycle.csv'.F27 '20170913_Ex009-3_batch1_estimate_pcr_cycle.csv'.A6:'20170913_Ex009-3_batch1_estimate_pcr_cycle.csv'.A6 '20170913_Ex009-3_batch1_estimate_pcr_cycle.csv'.A7:'20170913_Ex009-3_batch1_estimate_pcr_cycle.csv'.A27 '20170913_Ex009-3_batch1_estimate_pcr_cycle.csv'.G6:'20170913_Ex009-3_batch1_estimate_pcr_cycle.csv'.G6 '20170913_Ex009-3_batch1_estimate_pcr_cycle.csv'.G7:'20170913_Ex009-3_batch1_estimate_pcr_cycle.csv'.G27 '20170913_Ex009-3_batch1_estimate_pcr_cycle.csv'.A6:'20170913_Ex009-3_batch1_estimate_pcr_cycle.csv'.A6 '20170913_Ex009-3_batch1_estimate_pcr_cycle.csv'.A7:'20170913_Ex009-3_batch1_estimate_pcr_cycle.csv'.A27 '20170913_Ex009-3_batch1_estimate_pcr_cycle.csv'.H6:'20170913_Ex009-3_batch1_estimate_pcr_cycle.csv'.H6 '20170913_Ex009-3_batch1_estimate_pcr_cycle.csv'.H7:'20170913_Ex009-3_batch1_estimate_pcr_cycle.csv'.H27 '20170913_Ex009-3_batch1_estimate_pcr_cycle.csv'.A6:'20170913_Ex009-3_batch1_estimate_pcr_cycle.csv'.A6 '20170913_Ex009-3_batch1_estimate_pcr_cycle.csv'.A7:'20170913_Ex009-3_batch1_estimate_pcr_cycle.csv'.A27 '20170913_Ex009-3_batch1_estimate_pcr_cycle.csv'.I6:'20170913_Ex009-3_batch1_estimate_pcr_cycle.csv'.I6 '20170913_Ex009-3_batch1_estimate_pcr_cycle.csv'.I7:'20170913_Ex009-3_batch1_estimate_pcr_cycle.csv'.I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table:style-name="Default" office:value-type="string" calcext:value-type="string">
            <text:p>Block Type</text:p>
          </table:table-cell>
          <table:table-cell office:value-type="string" calcext:value-type="string">
            <text:p>96well</text:p>
          </table:table-cell>
          <table:table-cell table:number-columns-repeated="17"/>
        </table:table-row>
        <table:table-row table:style-name="ro1">
          <table:table-cell table:style-name="Default" office:value-type="string" calcext:value-type="string">
            <text:p>Chemistry</text:p>
          </table:table-cell>
          <table:table-cell office:value-type="string" calcext:value-type="string">
            <text:p>SYBR_GREEN</text:p>
          </table:table-cell>
          <table:table-cell table:number-columns-repeated="17"/>
        </table:table-row>
        <table:table-row table:style-name="ro1">
          <table:table-cell table:style-name="Default" office:value-type="string" calcext:value-type="string">
            <text:p>Experiment File Name</text:p>
          </table:table-cell>
          <table:table-cell office:value-type="string" calcext:value-type="string">
            <text:p>C:\Documents and Settings\Administrator\Desktop\BinHe\20170913_Ex009-3_batch1_estimate_PCR_cycle.eds</text:p>
          </table:table-cell>
          <table:table-cell table:number-columns-repeated="17"/>
        </table:table-row>
        <table:table-row table:style-name="ro1">
          <table:table-cell table:style-name="Default" office:value-type="string" calcext:value-type="string">
            <text:p>Experiment Run End Time</text:p>
          </table:table-cell>
          <table:table-cell office:value-type="string" calcext:value-type="string">
            <text:p>2017-09-13 19:18:20 PM EDT</text:p>
          </table:table-cell>
          <table:table-cell table:number-columns-repeated="17"/>
        </table:table-row>
        <table:table-row table:style-name="ro1">
          <table:table-cell table:style-name="Default"/>
          <table:table-cell table:style-name="ce4" office:value-type="string" calcext:value-type="string" table:number-columns-spanned="8" table:number-rows-spanned="1">
            <text:p>∆Rn</text:p>
          </table:table-cell>
          <table:covered-table-cell table:number-columns-repeated="7" table:style-name="ce2"/>
          <table:table-cell table:number-columns-repeated="10"/>
        </table:table-row>
        <table:table-row table:style-name="ro1">
          <table:table-cell table:style-name="ce1" office:value-type="string" calcext:value-type="string">
            <text:p>Cycle</text:p>
          </table:table-cell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E1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G1</text:p>
          </table:table-cell>
          <table:table-cell table:style-name="ce1" office:value-type="string" calcext:value-type="string">
            <text:p>H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-141.9243164" calcext:value-type="float">
            <text:p>-142</text:p>
          </table:table-cell>
          <table:table-cell table:style-name="ce5" office:value-type="float" office:value="-148.6679688" calcext:value-type="float">
            <text:p>-149</text:p>
          </table:table-cell>
          <table:table-cell table:style-name="ce5" office:value-type="float" office:value="-195.0400391" calcext:value-type="float">
            <text:p>-195</text:p>
          </table:table-cell>
          <table:table-cell table:style-name="ce5" office:value-type="float" office:value="-110.5141602" calcext:value-type="float">
            <text:p>-111</text:p>
          </table:table-cell>
          <table:table-cell table:style-name="ce5" office:value-type="float" office:value="-141.3862305" calcext:value-type="float">
            <text:p>-141</text:p>
          </table:table-cell>
          <table:table-cell table:style-name="ce5" office:value-type="float" office:value="-112.3071289" calcext:value-type="float">
            <text:p>-112</text:p>
          </table:table-cell>
          <table:table-cell table:style-name="ce5" office:value-type="float" office:value="-144.1352539" calcext:value-type="float">
            <text:p>-144</text:p>
          </table:table-cell>
          <table:table-cell table:style-name="ce5" office:value-type="float" office:value="-149.1738281" calcext:value-type="float">
            <text:p>-149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141.9243164" calcext:value-type="float">
            <text:p>142</text:p>
          </table:table-cell>
          <table:table-cell table:style-name="ce5" office:value-type="float" office:value="148.6679688" calcext:value-type="float">
            <text:p>149</text:p>
          </table:table-cell>
          <table:table-cell table:style-name="ce5" office:value-type="float" office:value="195.0400391" calcext:value-type="float">
            <text:p>195</text:p>
          </table:table-cell>
          <table:table-cell table:style-name="ce5" office:value-type="float" office:value="110.5141602" calcext:value-type="float">
            <text:p>111</text:p>
          </table:table-cell>
          <table:table-cell table:style-name="ce5" office:value-type="float" office:value="141.3862305" calcext:value-type="float">
            <text:p>141</text:p>
          </table:table-cell>
          <table:table-cell table:style-name="ce5" office:value-type="float" office:value="112.3071289" calcext:value-type="float">
            <text:p>112</text:p>
          </table:table-cell>
          <table:table-cell table:style-name="ce5" office:value-type="float" office:value="144.1352539" calcext:value-type="float">
            <text:p>144</text:p>
          </table:table-cell>
          <table:table-cell table:style-name="ce5" office:value-type="float" office:value="149.1738281" calcext:value-type="float">
            <text:p>149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float" office:value="392.753418" calcext:value-type="float">
            <text:p>393</text:p>
          </table:table-cell>
          <table:table-cell table:style-name="ce5" office:value-type="float" office:value="354.3144531" calcext:value-type="float">
            <text:p>354</text:p>
          </table:table-cell>
          <table:table-cell table:style-name="ce5" office:value-type="float" office:value="421.046875" calcext:value-type="float">
            <text:p>421</text:p>
          </table:table-cell>
          <table:table-cell table:style-name="ce5" office:value-type="float" office:value="268.7651367" calcext:value-type="float">
            <text:p>269</text:p>
          </table:table-cell>
          <table:table-cell table:style-name="ce5" office:value-type="float" office:value="323.8735352" calcext:value-type="float">
            <text:p>324</text:p>
          </table:table-cell>
          <table:table-cell table:style-name="ce5" office:value-type="float" office:value="243.9291992" calcext:value-type="float">
            <text:p>244</text:p>
          </table:table-cell>
          <table:table-cell table:style-name="ce5" office:value-type="float" office:value="354.059082" calcext:value-type="float">
            <text:p>354</text:p>
          </table:table-cell>
          <table:table-cell table:style-name="ce5" office:value-type="float" office:value="328.8681641" calcext:value-type="float">
            <text:p>329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float" office:value="499.0229492" calcext:value-type="float">
            <text:p>499</text:p>
          </table:table-cell>
          <table:table-cell table:style-name="ce5" office:value-type="float" office:value="519.2490234" calcext:value-type="float">
            <text:p>519</text:p>
          </table:table-cell>
          <table:table-cell table:style-name="ce5" office:value-type="float" office:value="575.5185547" calcext:value-type="float">
            <text:p>576</text:p>
          </table:table-cell>
          <table:table-cell table:style-name="ce5" office:value-type="float" office:value="408.9672852" calcext:value-type="float">
            <text:p>409</text:p>
          </table:table-cell>
          <table:table-cell table:style-name="ce5" office:value-type="float" office:value="602.1381836" calcext:value-type="float">
            <text:p>602</text:p>
          </table:table-cell>
          <table:table-cell table:style-name="ce5" office:value-type="float" office:value="418.9194336" calcext:value-type="float">
            <text:p>419</text:p>
          </table:table-cell>
          <table:table-cell table:style-name="ce5" office:value-type="float" office:value="424.402832" calcext:value-type="float">
            <text:p>424</text:p>
          </table:table-cell>
          <table:table-cell table:style-name="ce5" office:value-type="float" office:value="641.9511719" calcext:value-type="float">
            <text:p>642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float" office:value="732.4106445" calcext:value-type="float">
            <text:p>732</text:p>
          </table:table-cell>
          <table:table-cell table:style-name="ce5" office:value-type="float" office:value="713.3818359" calcext:value-type="float">
            <text:p>713</text:p>
          </table:table-cell>
          <table:table-cell table:style-name="ce5" office:value-type="float" office:value="749.0224609" calcext:value-type="float">
            <text:p>749</text:p>
          </table:table-cell>
          <table:table-cell table:style-name="ce5" office:value-type="float" office:value="579.168457" calcext:value-type="float">
            <text:p>579</text:p>
          </table:table-cell>
          <table:table-cell table:style-name="ce5" office:value-type="float" office:value="884.4506836" calcext:value-type="float">
            <text:p>884</text:p>
          </table:table-cell>
          <table:table-cell table:style-name="ce5" office:value-type="float" office:value="584.1772461" calcext:value-type="float">
            <text:p>584</text:p>
          </table:table-cell>
          <table:table-cell table:style-name="ce5" office:value-type="float" office:value="644.0151367" calcext:value-type="float">
            <text:p>644</text:p>
          </table:table-cell>
          <table:table-cell table:style-name="ce5" office:value-type="float" office:value="960.1152344" calcext:value-type="float">
            <text:p>960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float" office:value="972.4956055" calcext:value-type="float">
            <text:p>972</text:p>
          </table:table-cell>
          <table:table-cell table:style-name="ce5" office:value-type="float" office:value="1043.185547" calcext:value-type="float">
            <text:p>1043</text:p>
          </table:table-cell>
          <table:table-cell table:style-name="ce5" office:value-type="float" office:value="935.8203125" calcext:value-type="float">
            <text:p>936</text:p>
          </table:table-cell>
          <table:table-cell table:style-name="ce5" office:value-type="float" office:value="834.5239258" calcext:value-type="float">
            <text:p>835</text:p>
          </table:table-cell>
          <table:table-cell table:style-name="ce5" office:value-type="float" office:value="1342.398926" calcext:value-type="float">
            <text:p>1342</text:p>
          </table:table-cell>
          <table:table-cell table:style-name="ce5" office:value-type="float" office:value="801.8579102" calcext:value-type="float">
            <text:p>802</text:p>
          </table:table-cell>
          <table:table-cell table:style-name="ce5" office:value-type="float" office:value="949.1274414" calcext:value-type="float">
            <text:p>949</text:p>
          </table:table-cell>
          <table:table-cell table:style-name="ce5" office:value-type="float" office:value="1575.644531" calcext:value-type="float">
            <text:p>157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float" office:value="1398.628418" calcext:value-type="float">
            <text:p>1399</text:p>
          </table:table-cell>
          <table:table-cell table:style-name="ce5" office:value-type="float" office:value="1526.023438" calcext:value-type="float">
            <text:p>1526</text:p>
          </table:table-cell>
          <table:table-cell table:style-name="ce5" office:value-type="float" office:value="1108.884766" calcext:value-type="float">
            <text:p>1109</text:p>
          </table:table-cell>
          <table:table-cell table:style-name="ce5" office:value-type="float" office:value="1314.987793" calcext:value-type="float">
            <text:p>1315</text:p>
          </table:table-cell>
          <table:table-cell table:style-name="ce5" office:value-type="float" office:value="2178.374512" calcext:value-type="float">
            <text:p>2178</text:p>
          </table:table-cell>
          <table:table-cell table:style-name="ce5" office:value-type="float" office:value="1144.900879" calcext:value-type="float">
            <text:p>1145</text:p>
          </table:table-cell>
          <table:table-cell table:style-name="ce5" office:value-type="float" office:value="1333.381348" calcext:value-type="float">
            <text:p>1333</text:p>
          </table:table-cell>
          <table:table-cell table:style-name="ce5" office:value-type="float" office:value="2630.042969" calcext:value-type="float">
            <text:p>2630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float" office:value="2173.247559" calcext:value-type="float">
            <text:p>2173</text:p>
          </table:table-cell>
          <table:table-cell table:style-name="ce5" office:value-type="float" office:value="2516.525391" calcext:value-type="float">
            <text:p>2517</text:p>
          </table:table-cell>
          <table:table-cell table:style-name="ce5" office:value-type="float" office:value="1586.287109" calcext:value-type="float">
            <text:p>1586</text:p>
          </table:table-cell>
          <table:table-cell table:style-name="ce5" office:value-type="float" office:value="2149.368652" calcext:value-type="float">
            <text:p>2149</text:p>
          </table:table-cell>
          <table:table-cell table:style-name="ce5" office:value-type="float" office:value="3804.478027" calcext:value-type="float">
            <text:p>3804</text:p>
          </table:table-cell>
          <table:table-cell table:style-name="ce5" office:value-type="float" office:value="1842.424316" calcext:value-type="float">
            <text:p>1842</text:p>
          </table:table-cell>
          <table:table-cell table:style-name="ce5" office:value-type="float" office:value="2163.422363" calcext:value-type="float">
            <text:p>2163</text:p>
          </table:table-cell>
          <table:table-cell table:style-name="ce5" office:value-type="float" office:value="4651.098633" calcext:value-type="float">
            <text:p>4651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float" office:value="3588.04834" calcext:value-type="float">
            <text:p>3588</text:p>
          </table:table-cell>
          <table:table-cell table:style-name="ce5" office:value-type="float" office:value="4164.301758" calcext:value-type="float">
            <text:p>4164</text:p>
          </table:table-cell>
          <table:table-cell table:style-name="ce5" office:value-type="float" office:value="2102.117188" calcext:value-type="float">
            <text:p>2102</text:p>
          </table:table-cell>
          <table:table-cell table:style-name="ce5" office:value-type="float" office:value="3563.116699" calcext:value-type="float">
            <text:p>3563</text:p>
          </table:table-cell>
          <table:table-cell table:style-name="ce5" office:value-type="float" office:value="6639.094238" calcext:value-type="float">
            <text:p>6639</text:p>
          </table:table-cell>
          <table:table-cell table:style-name="ce5" office:value-type="float" office:value="3087.553223" calcext:value-type="float">
            <text:p>3088</text:p>
          </table:table-cell>
          <table:table-cell table:style-name="ce5" office:value-type="float" office:value="3679.217285" calcext:value-type="float">
            <text:p>3679</text:p>
          </table:table-cell>
          <table:table-cell table:style-name="ce5" office:value-type="float" office:value="8020.388672" calcext:value-type="float">
            <text:p>8020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float" office:value="6142.186035" calcext:value-type="float">
            <text:p>6142</text:p>
          </table:table-cell>
          <table:table-cell table:style-name="ce5" office:value-type="float" office:value="7370.908203" calcext:value-type="float">
            <text:p>7371</text:p>
          </table:table-cell>
          <table:table-cell table:style-name="ce5" office:value-type="float" office:value="3285.660156" calcext:value-type="float">
            <text:p>3286</text:p>
          </table:table-cell>
          <table:table-cell table:style-name="ce5" office:value-type="float" office:value="6287.431152" calcext:value-type="float">
            <text:p>6287</text:p>
          </table:table-cell>
          <table:table-cell table:style-name="ce5" office:value-type="float" office:value="11728.85156" calcext:value-type="float">
            <text:p>11729</text:p>
          </table:table-cell>
          <table:table-cell table:style-name="ce5" office:value-type="float" office:value="5301.189941" calcext:value-type="float">
            <text:p>5301</text:p>
          </table:table-cell>
          <table:table-cell table:style-name="ce5" office:value-type="float" office:value="6392.187988" calcext:value-type="float">
            <text:p>6392</text:p>
          </table:table-cell>
          <table:table-cell table:style-name="ce5" office:value-type="float" office:value="14134.25195" calcext:value-type="float">
            <text:p>14134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float" office:value="10630.41602" calcext:value-type="float">
            <text:p>10630</text:p>
          </table:table-cell>
          <table:table-cell table:style-name="ce5" office:value-type="float" office:value="12868.09766" calcext:value-type="float">
            <text:p>12868</text:p>
          </table:table-cell>
          <table:table-cell table:style-name="ce5" office:value-type="float" office:value="5261.056641" calcext:value-type="float">
            <text:p>5261</text:p>
          </table:table-cell>
          <table:table-cell table:style-name="ce5" office:value-type="float" office:value="11031.2832" calcext:value-type="float">
            <text:p>11031</text:p>
          </table:table-cell>
          <table:table-cell table:style-name="ce5" office:value-type="float" office:value="20181.56641" calcext:value-type="float">
            <text:p>20182</text:p>
          </table:table-cell>
          <table:table-cell table:style-name="ce5" office:value-type="float" office:value="9335.761719" calcext:value-type="float">
            <text:p>9336</text:p>
          </table:table-cell>
          <table:table-cell table:style-name="ce5" office:value-type="float" office:value="11262.95313" calcext:value-type="float">
            <text:p>11263</text:p>
          </table:table-cell>
          <table:table-cell table:style-name="ce5" office:value-type="float" office:value="23836.31445" calcext:value-type="float">
            <text:p>23836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float" office:value="17729.89063" calcext:value-type="float">
            <text:p>17730</text:p>
          </table:table-cell>
          <table:table-cell table:style-name="ce5" office:value-type="float" office:value="22029.93164" calcext:value-type="float">
            <text:p>22030</text:p>
          </table:table-cell>
          <table:table-cell table:style-name="ce5" office:value-type="float" office:value="9018.339844" calcext:value-type="float">
            <text:p>9018</text:p>
          </table:table-cell>
          <table:table-cell table:style-name="ce5" office:value-type="float" office:value="18788.70313" calcext:value-type="float">
            <text:p>18789</text:p>
          </table:table-cell>
          <table:table-cell table:style-name="ce5" office:value-type="float" office:value="32490.96875" calcext:value-type="float">
            <text:p>32491</text:p>
          </table:table-cell>
          <table:table-cell table:style-name="ce5" office:value-type="float" office:value="16440.07227" calcext:value-type="float">
            <text:p>16440</text:p>
          </table:table-cell>
          <table:table-cell table:style-name="ce5" office:value-type="float" office:value="19480.30469" calcext:value-type="float">
            <text:p>19480</text:p>
          </table:table-cell>
          <table:table-cell table:style-name="ce5" office:value-type="float" office:value="36009.65625" calcext:value-type="float">
            <text:p>36010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float" office:value="27483.34766" calcext:value-type="float">
            <text:p>27483</text:p>
          </table:table-cell>
          <table:table-cell table:style-name="ce5" office:value-type="float" office:value="35298.43359" calcext:value-type="float">
            <text:p>35298</text:p>
          </table:table-cell>
          <table:table-cell table:style-name="ce11" office:value-type="float" office:value="15585.05078" calcext:value-type="float">
            <text:p>15585</text:p>
          </table:table-cell>
          <table:table-cell table:style-name="ce5" office:value-type="float" office:value="29529.95703" calcext:value-type="float">
            <text:p>29530</text:p>
          </table:table-cell>
          <table:table-cell table:style-name="ce6" office:value-type="float" office:value="46500.13281" calcext:value-type="float">
            <text:p>46500</text:p>
          </table:table-cell>
          <table:table-cell table:style-name="ce5" office:value-type="float" office:value="27431.91992" calcext:value-type="float">
            <text:p>27432</text:p>
          </table:table-cell>
          <table:table-cell table:style-name="ce5" office:value-type="float" office:value="31202.01953" calcext:value-type="float">
            <text:p>31202</text:p>
          </table:table-cell>
          <table:table-cell table:style-name="ce6" office:value-type="float" office:value="48449.63281" calcext:value-type="float">
            <text:p>48450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" office:value-type="float" office:value="37082.04688" calcext:value-type="float">
            <text:p>37082</text:p>
          </table:table-cell>
          <table:table-cell table:style-name="ce6" office:value-type="float" office:value="48931.07813" calcext:value-type="float">
            <text:p>48931</text:p>
          </table:table-cell>
          <table:table-cell table:style-name="ce5" office:value-type="float" office:value="25549.95703" calcext:value-type="float">
            <text:p>25550</text:p>
          </table:table-cell>
          <table:table-cell table:style-name="ce6" office:value-type="float" office:value="40484.26563" calcext:value-type="float">
            <text:p>40484</text:p>
          </table:table-cell>
          <table:table-cell table:style-name="ce5" office:value-type="float" office:value="58127.79688" calcext:value-type="float">
            <text:p>58128</text:p>
          </table:table-cell>
          <table:table-cell table:style-name="ce6" office:value-type="float" office:value="40278.9375" calcext:value-type="float">
            <text:p>40279</text:p>
          </table:table-cell>
          <table:table-cell table:style-name="ce6" office:value-type="float" office:value="43655.72266" calcext:value-type="float">
            <text:p>43656</text:p>
          </table:table-cell>
          <table:table-cell table:style-name="ce5" office:value-type="float" office:value="58016.25" calcext:value-type="float">
            <text:p>58016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float" office:value="45483.00781" calcext:value-type="float">
            <text:p>45483</text:p>
          </table:table-cell>
          <table:table-cell table:style-name="ce5" office:value-type="float" office:value="61159.75781" calcext:value-type="float">
            <text:p>61160</text:p>
          </table:table-cell>
          <table:table-cell table:style-name="ce5" office:value-type="float" office:value="37697.58594" calcext:value-type="float">
            <text:p>37698</text:p>
          </table:table-cell>
          <table:table-cell table:style-name="ce5" office:value-type="float" office:value="49863.56641" calcext:value-type="float">
            <text:p>49864</text:p>
          </table:table-cell>
          <table:table-cell table:style-name="ce5" office:value-type="float" office:value="67471.28125" calcext:value-type="float">
            <text:p>67471</text:p>
          </table:table-cell>
          <table:table-cell table:style-name="ce5" office:value-type="float" office:value="52112.66016" calcext:value-type="float">
            <text:p>52113</text:p>
          </table:table-cell>
          <table:table-cell table:style-name="ce5" office:value-type="float" office:value="54095.46094" calcext:value-type="float">
            <text:p>54095</text:p>
          </table:table-cell>
          <table:table-cell table:style-name="ce5" office:value-type="float" office:value="65897.92188" calcext:value-type="float">
            <text:p>65898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float" office:value="52337.08984" calcext:value-type="float">
            <text:p>52337</text:p>
          </table:table-cell>
          <table:table-cell table:style-name="ce5" office:value-type="float" office:value="70718.22656" calcext:value-type="float">
            <text:p>70718</text:p>
          </table:table-cell>
          <table:table-cell table:style-name="ce6" office:value-type="float" office:value="49031.14844" calcext:value-type="float">
            <text:p>49031</text:p>
          </table:table-cell>
          <table:table-cell table:style-name="ce5" office:value-type="float" office:value="57625.61719" calcext:value-type="float">
            <text:p>57626</text:p>
          </table:table-cell>
          <table:table-cell table:style-name="ce5" office:value-type="float" office:value="75772.17969" calcext:value-type="float">
            <text:p>75772</text:p>
          </table:table-cell>
          <table:table-cell table:style-name="ce5" office:value-type="float" office:value="61698.84375" calcext:value-type="float">
            <text:p>61699</text:p>
          </table:table-cell>
          <table:table-cell table:style-name="ce5" office:value-type="float" office:value="62817.25391" calcext:value-type="float">
            <text:p>62817</text:p>
          </table:table-cell>
          <table:table-cell table:style-name="ce5" office:value-type="float" office:value="72643.21094" calcext:value-type="float">
            <text:p>72643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office:value-type="float" office:value="58229.71484" calcext:value-type="float">
            <text:p>58230</text:p>
          </table:table-cell>
          <table:table-cell table:style-name="ce5" office:value-type="float" office:value="78314.07031" calcext:value-type="float">
            <text:p>78314</text:p>
          </table:table-cell>
          <table:table-cell table:style-name="ce5" office:value-type="float" office:value="57445.24219" calcext:value-type="float">
            <text:p>57445</text:p>
          </table:table-cell>
          <table:table-cell table:style-name="ce5" office:value-type="float" office:value="63945.80469" calcext:value-type="float">
            <text:p>63946</text:p>
          </table:table-cell>
          <table:table-cell table:style-name="ce5" office:value-type="float" office:value="82437.17188" calcext:value-type="float">
            <text:p>82437</text:p>
          </table:table-cell>
          <table:table-cell table:style-name="ce5" office:value-type="float" office:value="68996.19531" calcext:value-type="float">
            <text:p>68996</text:p>
          </table:table-cell>
          <table:table-cell table:style-name="ce5" office:value-type="float" office:value="69670.02344" calcext:value-type="float">
            <text:p>69670</text:p>
          </table:table-cell>
          <table:table-cell table:style-name="ce5" office:value-type="float" office:value="78495.10938" calcext:value-type="float">
            <text:p>78495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float" office:value="63663.31641" calcext:value-type="float">
            <text:p>63663</text:p>
          </table:table-cell>
          <table:table-cell table:style-name="ce5" office:value-type="float" office:value="85158.60156" calcext:value-type="float">
            <text:p>85159</text:p>
          </table:table-cell>
          <table:table-cell table:style-name="ce5" office:value-type="float" office:value="64412.17188" calcext:value-type="float">
            <text:p>64412</text:p>
          </table:table-cell>
          <table:table-cell table:style-name="ce5" office:value-type="float" office:value="69674.25781" calcext:value-type="float">
            <text:p>69674</text:p>
          </table:table-cell>
          <table:table-cell table:style-name="ce5" office:value-type="float" office:value="88994.85156" calcext:value-type="float">
            <text:p>88995</text:p>
          </table:table-cell>
          <table:table-cell table:style-name="ce5" office:value-type="float" office:value="75489.1875" calcext:value-type="float">
            <text:p>75489</text:p>
          </table:table-cell>
          <table:table-cell table:style-name="ce5" office:value-type="float" office:value="76128.13281" calcext:value-type="float">
            <text:p>76128</text:p>
          </table:table-cell>
          <table:table-cell table:style-name="ce5" office:value-type="float" office:value="83896.99219" calcext:value-type="float">
            <text:p>83897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office:value-type="float" office:value="69003.53125" calcext:value-type="float">
            <text:p>69004</text:p>
          </table:table-cell>
          <table:table-cell table:style-name="ce5" office:value-type="float" office:value="91130.09375" calcext:value-type="float">
            <text:p>91130</text:p>
          </table:table-cell>
          <table:table-cell table:style-name="ce5" office:value-type="float" office:value="70354.89844" calcext:value-type="float">
            <text:p>70355</text:p>
          </table:table-cell>
          <table:table-cell table:style-name="ce5" office:value-type="float" office:value="75350.9375" calcext:value-type="float">
            <text:p>75351</text:p>
          </table:table-cell>
          <table:table-cell table:style-name="ce5" office:value-type="float" office:value="95127.71875" calcext:value-type="float">
            <text:p>95128</text:p>
          </table:table-cell>
          <table:table-cell table:style-name="ce5" office:value-type="float" office:value="81137.79688" calcext:value-type="float">
            <text:p>81138</text:p>
          </table:table-cell>
          <table:table-cell table:style-name="ce5" office:value-type="float" office:value="82396.00781" calcext:value-type="float">
            <text:p>82396</text:p>
          </table:table-cell>
          <table:table-cell table:style-name="ce5" office:value-type="float" office:value="88852.45313" calcext:value-type="float">
            <text:p>88852</text:p>
          </table:table-cell>
          <table:table-cell table:number-columns-repeated="10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7" office:value-type="float" office:value="74216.85938" calcext:value-type="float">
            <text:p>74217</text:p>
          </table:table-cell>
          <table:table-cell table:style-name="ce7" office:value-type="float" office:value="97239.21875" calcext:value-type="float">
            <text:p>97239</text:p>
          </table:table-cell>
          <table:table-cell table:style-name="ce7" office:value-type="float" office:value="76053.5" calcext:value-type="float">
            <text:p>76054</text:p>
          </table:table-cell>
          <table:table-cell table:style-name="ce7" office:value-type="float" office:value="81017.6875" calcext:value-type="float">
            <text:p>81018</text:p>
          </table:table-cell>
          <table:table-cell table:style-name="ce7" office:value-type="float" office:value="101098.5938" calcext:value-type="float">
            <text:p>101099</text:p>
          </table:table-cell>
          <table:table-cell table:style-name="ce7" office:value-type="float" office:value="86702.3125" calcext:value-type="float">
            <text:p>86702</text:p>
          </table:table-cell>
          <table:table-cell table:style-name="ce7" office:value-type="float" office:value="88614.0625" calcext:value-type="float">
            <text:p>88614</text:p>
          </table:table-cell>
          <table:table-cell table:style-name="ce7" office:value-type="float" office:value="94035.98438" calcext:value-type="float">
            <text:p>94036</text:p>
          </table:table-cell>
          <table:table-cell table:number-columns-repeated="10"/>
        </table:table-row>
        <table:table-row table:style-name="ro1" table:number-rows-repeated="20">
          <table:table-cell table:style-name="Default"/>
          <table:table-cell table:number-columns-repeated="18"/>
        </table:table-row>
        <table:table-row table:style-name="ro1">
          <table:table-cell table:style-name="ce1" office:value-type="string" calcext:value-type="string">
            <text:p>Cycle</text:p>
          </table:table-cell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E1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G1</text:p>
          </table:table-cell>
          <table:table-cell table:style-name="ce1" office:value-type="string" calcext:value-type="string">
            <text:p>H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table:formula="of:=[.B7]/[.B$20]" office:value-type="percentage" office:value="-0.0038273053496555" calcext:value-type="percentage">
            <text:p>0%</text:p>
          </table:table-cell>
          <table:table-cell table:style-name="ce8" table:formula="of:=[.C7]/[.C$20]" office:value-type="percentage" office:value="-0.0030383137768806" calcext:value-type="percentage">
            <text:p>0%</text:p>
          </table:table-cell>
          <table:table-cell table:style-name="ce8" table:formula="of:=[.D7]/[.D$22]" office:value-type="percentage" office:value="-0.00397788029253838" calcext:value-type="percentage">
            <text:p>0%</text:p>
          </table:table-cell>
          <table:table-cell table:style-name="ce8" table:formula="of:=[.E7]/[.E$20]" office:value-type="percentage" office:value="-0.00272980523371791" calcext:value-type="percentage">
            <text:p>0%</text:p>
          </table:table-cell>
          <table:table-cell table:style-name="ce8" table:formula="of:=[.F7]/[.F$19]" office:value-type="percentage" office:value="-0.00304055541255561" calcext:value-type="percentage">
            <text:p>0%</text:p>
          </table:table-cell>
          <table:table-cell table:style-name="ce8" table:formula="of:=[.G7]/[.G$20]" office:value-type="percentage" office:value="-0.00278823464248529" calcext:value-type="percentage">
            <text:p>0%</text:p>
          </table:table-cell>
          <table:table-cell table:style-name="ce8" table:formula="of:=[.H7]/[.H$20]" office:value-type="percentage" office:value="-0.00330163481710189" calcext:value-type="percentage">
            <text:p>0%</text:p>
          </table:table-cell>
          <table:table-cell table:style-name="ce8" table:formula="of:=[.I7]/[.I$19]" office:value-type="percentage" office:value="-0.00307894651513665" calcext:value-type="percentage">
            <text:p>0%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table:formula="of:=[.B8]/[.B$20]" office:value-type="percentage" office:value="0.0038273053496555" calcext:value-type="percentage">
            <text:p>0%</text:p>
          </table:table-cell>
          <table:table-cell table:style-name="ce8" table:formula="of:=[.C8]/[.C$20]" office:value-type="percentage" office:value="0.0030383137768806" calcext:value-type="percentage">
            <text:p>0%</text:p>
          </table:table-cell>
          <table:table-cell table:style-name="ce8" table:formula="of:=[.D8]/[.D$22]" office:value-type="percentage" office:value="0.00397788029253838" calcext:value-type="percentage">
            <text:p>0%</text:p>
          </table:table-cell>
          <table:table-cell table:style-name="ce8" table:formula="of:=[.E8]/[.E$20]" office:value-type="percentage" office:value="0.00272980523371791" calcext:value-type="percentage">
            <text:p>0%</text:p>
          </table:table-cell>
          <table:table-cell table:style-name="ce8" table:formula="of:=[.F8]/[.F$19]" office:value-type="percentage" office:value="0.00304055541255561" calcext:value-type="percentage">
            <text:p>0%</text:p>
          </table:table-cell>
          <table:table-cell table:style-name="ce8" table:formula="of:=[.G8]/[.G$20]" office:value-type="percentage" office:value="0.00278823464248529" calcext:value-type="percentage">
            <text:p>0%</text:p>
          </table:table-cell>
          <table:table-cell table:style-name="ce8" table:formula="of:=[.H8]/[.H$20]" office:value-type="percentage" office:value="0.00330163481710189" calcext:value-type="percentage">
            <text:p>0%</text:p>
          </table:table-cell>
          <table:table-cell table:style-name="ce8" table:formula="of:=[.I8]/[.I$19]" office:value-type="percentage" office:value="0.00307894651513665" calcext:value-type="percentage">
            <text:p>0%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table:formula="of:=[.B9]/[.B$20]" office:value-type="percentage" office:value="0.0105914708341472" calcext:value-type="percentage">
            <text:p>1%</text:p>
          </table:table-cell>
          <table:table-cell table:style-name="ce8" table:formula="of:=[.C9]/[.C$20]" office:value-type="percentage" office:value="0.00724109230045285" calcext:value-type="percentage">
            <text:p>1%</text:p>
          </table:table-cell>
          <table:table-cell table:style-name="ce8" table:formula="of:=[.D9]/[.D$22]" office:value-type="percentage" office:value="0.00858733454949031" calcext:value-type="percentage">
            <text:p>1%</text:p>
          </table:table-cell>
          <table:table-cell table:style-name="ce8" table:formula="of:=[.E9]/[.E$20]" office:value-type="percentage" office:value="0.00663875539095459" calcext:value-type="percentage">
            <text:p>1%</text:p>
          </table:table-cell>
          <table:table-cell table:style-name="ce8" table:formula="of:=[.F9]/[.F$19]" office:value-type="percentage" office:value="0.00696500236942011" calcext:value-type="percentage">
            <text:p>1%</text:p>
          </table:table-cell>
          <table:table-cell table:style-name="ce8" table:formula="of:=[.G9]/[.G$20]" office:value-type="percentage" office:value="0.00605599885051586" calcext:value-type="percentage">
            <text:p>1%</text:p>
          </table:table-cell>
          <table:table-cell table:style-name="ce8" table:formula="of:=[.H9]/[.H$20]" office:value-type="percentage" office:value="0.00811025589376877" calcext:value-type="percentage">
            <text:p>1%</text:p>
          </table:table-cell>
          <table:table-cell table:style-name="ce8" table:formula="of:=[.I9]/[.I$19]" office:value-type="percentage" office:value="0.00678783604799832" calcext:value-type="percentage">
            <text:p>1%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table:formula="of:=[.B10]/[.B$20]" office:value-type="percentage" office:value="0.0134572654744457" calcext:value-type="percentage">
            <text:p>1%</text:p>
          </table:table-cell>
          <table:table-cell table:style-name="ce8" table:formula="of:=[.C10]/[.C$20]" office:value-type="percentage" office:value="0.0106118451349153" calcext:value-type="percentage">
            <text:p>1%</text:p>
          </table:table-cell>
          <table:table-cell table:style-name="ce8" table:formula="of:=[.D10]/[.D$22]" office:value-type="percentage" office:value="0.01173781510348" calcext:value-type="percentage">
            <text:p>1%</text:p>
          </table:table-cell>
          <table:table-cell table:style-name="ce8" table:formula="of:=[.E10]/[.E$20]" office:value-type="percentage" office:value="0.0101018822704528" calcext:value-type="percentage">
            <text:p>1%</text:p>
          </table:table-cell>
          <table:table-cell table:style-name="ce8" table:formula="of:=[.F10]/[.F$19]" office:value-type="percentage" office:value="0.0129491712649584" calcext:value-type="percentage">
            <text:p>1%</text:p>
          </table:table-cell>
          <table:table-cell table:style-name="ce8" table:formula="of:=[.G10]/[.G$20]" office:value-type="percentage" office:value="0.0104004588899595" calcext:value-type="percentage">
            <text:p>1%</text:p>
          </table:table-cell>
          <table:table-cell table:style-name="ce8" table:formula="of:=[.H10]/[.H$20]" office:value-type="percentage" office:value="0.00972158530750571" calcext:value-type="percentage">
            <text:p>1%</text:p>
          </table:table-cell>
          <table:table-cell table:style-name="ce8" table:formula="of:=[.I10]/[.I$19]" office:value-type="percentage" office:value="0.0132498666071934" calcext:value-type="percentage">
            <text:p>1%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table:formula="of:=[.B11]/[.B$20]" office:value-type="percentage" office:value="0.0197510845846814" calcext:value-type="percentage">
            <text:p>2%</text:p>
          </table:table-cell>
          <table:table-cell table:style-name="ce8" table:formula="of:=[.C11]/[.C$20]" office:value-type="percentage" office:value="0.0145793197935408" calcext:value-type="percentage">
            <text:p>1%</text:p>
          </table:table-cell>
          <table:table-cell table:style-name="ce8" table:formula="of:=[.D11]/[.D$22]" office:value-type="percentage" office:value="0.0152764616928479" calcext:value-type="percentage">
            <text:p>2%</text:p>
          </table:table-cell>
          <table:table-cell table:style-name="ce8" table:formula="of:=[.E11]/[.E$20]" office:value-type="percentage" office:value="0.014306013657089" calcext:value-type="percentage">
            <text:p>1%</text:p>
          </table:table-cell>
          <table:table-cell table:style-name="ce8" table:formula="of:=[.F11]/[.F$19]" office:value-type="percentage" office:value="0.0190203904839127" calcext:value-type="percentage">
            <text:p>2%</text:p>
          </table:table-cell>
          <table:table-cell table:style-name="ce8" table:formula="of:=[.G11]/[.G$20]" office:value-type="percentage" office:value="0.0145032933428296" calcext:value-type="percentage">
            <text:p>1%</text:p>
          </table:table-cell>
          <table:table-cell table:style-name="ce8" table:formula="of:=[.H11]/[.H$20]" office:value-type="percentage" office:value="0.0147521355153304" calcext:value-type="percentage">
            <text:p>1%</text:p>
          </table:table-cell>
          <table:table-cell table:style-name="ce8" table:formula="of:=[.I11]/[.I$19]" office:value-type="percentage" office:value="0.0198167700912241" calcext:value-type="percentage">
            <text:p>2%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table:formula="of:=[.B12]/[.B$20]" office:value-type="percentage" office:value="0.0262255103836922" calcext:value-type="percentage">
            <text:p>3%</text:p>
          </table:table-cell>
          <table:table-cell table:style-name="ce8" table:formula="of:=[.C12]/[.C$20]" office:value-type="percentage" office:value="0.0213194882857162" calcext:value-type="percentage">
            <text:p>2%</text:p>
          </table:table-cell>
          <table:table-cell table:style-name="ce8" table:formula="of:=[.D12]/[.D$22]" office:value-type="percentage" office:value="0.0190862409361097" calcext:value-type="percentage">
            <text:p>2%</text:p>
          </table:table-cell>
          <table:table-cell table:style-name="ce8" table:formula="of:=[.E12]/[.E$20]" office:value-type="percentage" office:value="0.0206135374524762" calcext:value-type="percentage">
            <text:p>2%</text:p>
          </table:table-cell>
          <table:table-cell table:style-name="ce8" table:formula="of:=[.F12]/[.F$19]" office:value-type="percentage" office:value="0.0288687116547614" calcext:value-type="percentage">
            <text:p>3%</text:p>
          </table:table-cell>
          <table:table-cell table:style-name="ce8" table:formula="of:=[.G12]/[.G$20]" office:value-type="percentage" office:value="0.0199076231889185" calcext:value-type="percentage">
            <text:p>2%</text:p>
          </table:table-cell>
          <table:table-cell table:style-name="ce8" table:formula="of:=[.H12]/[.H$20]" office:value-type="percentage" office:value="0.0217411918430948" calcext:value-type="percentage">
            <text:p>2%</text:p>
          </table:table-cell>
          <table:table-cell table:style-name="ce8" table:formula="of:=[.I12]/[.I$19]" office:value-type="percentage" office:value="0.0325212894219249" calcext:value-type="percentage">
            <text:p>3%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table:formula="of:=[.B13]/[.B$20]" office:value-type="percentage" office:value="0.0377171309481932" calcext:value-type="percentage">
            <text:p>4%</text:p>
          </table:table-cell>
          <table:table-cell table:style-name="ce8" table:formula="of:=[.C13]/[.C$20]" office:value-type="percentage" office:value="0.0311872024144995" calcext:value-type="percentage">
            <text:p>3%</text:p>
          </table:table-cell>
          <table:table-cell table:style-name="ce8" table:formula="of:=[.D13]/[.D$22]" office:value-type="percentage" office:value="0.0226159248004757" calcext:value-type="percentage">
            <text:p>2%</text:p>
          </table:table-cell>
          <table:table-cell table:style-name="ce8" table:formula="of:=[.E13]/[.E$20]" office:value-type="percentage" office:value="0.0324814535360018" calcext:value-type="percentage">
            <text:p>3%</text:p>
          </table:table-cell>
          <table:table-cell table:style-name="ce8" table:formula="of:=[.F13]/[.F$19]" office:value-type="percentage" office:value="0.046846629898905" calcext:value-type="percentage">
            <text:p>5%</text:p>
          </table:table-cell>
          <table:table-cell table:style-name="ce8" table:formula="of:=[.G13]/[.G$20]" office:value-type="percentage" office:value="0.0284243068477166" calcext:value-type="percentage">
            <text:p>3%</text:p>
          </table:table-cell>
          <table:table-cell table:style-name="ce8" table:formula="of:=[.H13]/[.H$20]" office:value-type="percentage" office:value="0.0305431056172098" calcext:value-type="percentage">
            <text:p>3%</text:p>
          </table:table-cell>
          <table:table-cell table:style-name="ce8" table:formula="of:=[.I13]/[.I$19]" office:value-type="percentage" office:value="0.0542840640157991" calcext:value-type="percentage">
            <text:p>5%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" table:formula="of:=[.B14]/[.B$20]" office:value-type="percentage" office:value="0.0586064616668216" calcext:value-type="percentage">
            <text:p>6%</text:p>
          </table:table-cell>
          <table:table-cell table:style-name="ce8" table:formula="of:=[.C14]/[.C$20]" office:value-type="percentage" office:value="0.0514300008741704" calcext:value-type="percentage">
            <text:p>5%</text:p>
          </table:table-cell>
          <table:table-cell table:style-name="ce8" table:formula="of:=[.D14]/[.D$22]" office:value-type="percentage" office:value="0.0323526403005053" calcext:value-type="percentage">
            <text:p>3%</text:p>
          </table:table-cell>
          <table:table-cell table:style-name="ce8" table:formula="of:=[.E14]/[.E$20]" office:value-type="percentage" office:value="0.0530914571019724" calcext:value-type="percentage">
            <text:p>5%</text:p>
          </table:table-cell>
          <table:table-cell table:style-name="ce8" table:formula="of:=[.F14]/[.F$19]" office:value-type="percentage" office:value="0.0818164980849654" calcext:value-type="percentage">
            <text:p>8%</text:p>
          </table:table-cell>
          <table:table-cell table:style-name="ce8" table:formula="of:=[.G14]/[.G$20]" office:value-type="percentage" office:value="0.045741631491645" calcext:value-type="percentage">
            <text:p>5%</text:p>
          </table:table-cell>
          <table:table-cell table:style-name="ce8" table:formula="of:=[.H14]/[.H$20]" office:value-type="percentage" office:value="0.0495564437187122" calcext:value-type="percentage">
            <text:p>5%</text:p>
          </table:table-cell>
          <table:table-cell table:style-name="ce8" table:formula="of:=[.I14]/[.I$19]" office:value-type="percentage" office:value="0.0959986353506484" calcext:value-type="percentage">
            <text:p>10%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table:formula="of:=[.B15]/[.B$20]" office:value-type="percentage" office:value="0.0967597164097" calcext:value-type="percentage">
            <text:p>10%</text:p>
          </table:table-cell>
          <table:table-cell table:style-name="ce8" table:formula="of:=[.C15]/[.C$20]" office:value-type="percentage" office:value="0.0851054568414841" calcext:value-type="percentage">
            <text:p>9%</text:p>
          </table:table-cell>
          <table:table-cell table:style-name="ce8" table:formula="of:=[.D15]/[.D$22]" office:value-type="percentage" office:value="0.0428730971001503" calcext:value-type="percentage">
            <text:p>4%</text:p>
          </table:table-cell>
          <table:table-cell table:style-name="ce8" table:formula="of:=[.E15]/[.E$20]" office:value-type="percentage" office:value="0.0880123831704046" calcext:value-type="percentage">
            <text:p>9%</text:p>
          </table:table-cell>
          <table:table-cell table:style-name="ce8" table:formula="of:=[.F15]/[.F$19]" office:value-type="percentage" office:value="0.1427758123859" calcext:value-type="percentage">
            <text:p>14%</text:p>
          </table:table-cell>
          <table:table-cell table:style-name="ce8" table:formula="of:=[.G15]/[.G$20]" office:value-type="percentage" office:value="0.0766542866976072" calcext:value-type="percentage">
            <text:p>8%</text:p>
          </table:table-cell>
          <table:table-cell table:style-name="ce8" table:formula="of:=[.H15]/[.H$20]" office:value-type="percentage" office:value="0.0842780066580165" calcext:value-type="percentage">
            <text:p>8%</text:p>
          </table:table-cell>
          <table:table-cell table:style-name="ce8" table:formula="of:=[.I15]/[.I$19]" office:value-type="percentage" office:value="0.16554075246458" calcext:value-type="percentage">
            <text:p>17%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table:formula="of:=[.B16]/[.B$20]" office:value-type="percentage" office:value="0.16563772908428" calcext:value-type="percentage">
            <text:p>17%</text:p>
          </table:table-cell>
          <table:table-cell table:style-name="ce8" table:formula="of:=[.C16]/[.C$20]" office:value-type="percentage" office:value="0.150638581545597" calcext:value-type="percentage">
            <text:p>15%</text:p>
          </table:table-cell>
          <table:table-cell table:style-name="ce8" table:formula="of:=[.D16]/[.D$22]" office:value-type="percentage" office:value="0.0670116907422779" calcext:value-type="percentage">
            <text:p>7%</text:p>
          </table:table-cell>
          <table:table-cell table:style-name="ce8" table:formula="of:=[.E16]/[.E$20]" office:value-type="percentage" office:value="0.155305550296084" calcext:value-type="percentage">
            <text:p>16%</text:p>
          </table:table-cell>
          <table:table-cell table:style-name="ce8" table:formula="of:=[.F16]/[.F$19]" office:value-type="percentage" office:value="0.252232646472736" calcext:value-type="percentage">
            <text:p>25%</text:p>
          </table:table-cell>
          <table:table-cell table:style-name="ce8" table:formula="of:=[.G16]/[.G$20]" office:value-type="percentage" office:value="0.13161196074251" calcext:value-type="percentage">
            <text:p>13%</text:p>
          </table:table-cell>
          <table:table-cell table:style-name="ce8" table:formula="of:=[.H16]/[.H$20]" office:value-type="percentage" office:value="0.146422681804713" calcext:value-type="percentage">
            <text:p>15%</text:p>
          </table:table-cell>
          <table:table-cell table:style-name="ce8" table:formula="of:=[.I16]/[.I$19]" office:value-type="percentage" office:value="0.291730837371438" calcext:value-type="percentage">
            <text:p>29%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" table:formula="of:=[.B17]/[.B$20]" office:value-type="percentage" office:value="0.28667284884248" calcext:value-type="percentage">
            <text:p>29%</text:p>
          </table:table-cell>
          <table:table-cell table:style-name="ce8" table:formula="of:=[.C17]/[.C$20]" office:value-type="percentage" office:value="0.262984143243524" calcext:value-type="percentage">
            <text:p>26%</text:p>
          </table:table-cell>
          <table:table-cell table:style-name="ce8" table:formula="of:=[.D17]/[.D$22]" office:value-type="percentage" office:value="0.107300293963908" calcext:value-type="percentage">
            <text:p>11%</text:p>
          </table:table-cell>
          <table:table-cell table:style-name="ce8" table:formula="of:=[.E17]/[.E$20]" office:value-type="percentage" office:value="0.272483223502651" calcext:value-type="percentage">
            <text:p>27%</text:p>
          </table:table-cell>
          <table:table-cell table:style-name="ce9" table:formula="of:=[.F17]/[.F$19]" office:value-type="percentage" office:value="0.434010941268965" calcext:value-type="percentage">
            <text:p>43%</text:p>
          </table:table-cell>
          <table:table-cell table:style-name="ce8" table:formula="of:=[.G17]/[.G$20]" office:value-type="percentage" office:value="0.231777755284632" calcext:value-type="percentage">
            <text:p>23%</text:p>
          </table:table-cell>
          <table:table-cell table:style-name="ce8" table:formula="of:=[.H17]/[.H$20]" office:value-type="percentage" office:value="0.257994884604666" calcext:value-type="percentage">
            <text:p>26%</text:p>
          </table:table-cell>
          <table:table-cell table:style-name="ce9" table:formula="of:=[.I17]/[.I$19]" office:value-type="percentage" office:value="0.491981323026254" calcext:value-type="percentage">
            <text:p>49%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" table:formula="of:=[.B18]/[.B$20]" office:value-type="percentage" office:value="0.478125996857054" calcext:value-type="percentage">
            <text:p>48%</text:p>
          </table:table-cell>
          <table:table-cell table:style-name="ce9" table:formula="of:=[.C18]/[.C$20]" office:value-type="percentage" office:value="0.450223712248296" calcext:value-type="percentage">
            <text:p>45%</text:p>
          </table:table-cell>
          <table:table-cell table:style-name="ce8" table:formula="of:=[.D18]/[.D$22]" office:value-type="percentage" office:value="0.183930830317708" calcext:value-type="percentage">
            <text:p>18%</text:p>
          </table:table-cell>
          <table:table-cell table:style-name="ce9" table:formula="of:=[.E18]/[.E$20]" office:value-type="percentage" office:value="0.464098899600072" calcext:value-type="percentage">
            <text:p>46%</text:p>
          </table:table-cell>
          <table:table-cell table:style-name="ce8" table:formula="of:=[.F18]/[.F$19]" office:value-type="percentage" office:value="0.698728515093891" calcext:value-type="percentage">
            <text:p>70%</text:p>
          </table:table-cell>
          <table:table-cell table:style-name="ce9" table:formula="of:=[.G18]/[.G$20]" office:value-type="percentage" office:value="0.408155559465788" calcext:value-type="percentage">
            <text:p>41%</text:p>
          </table:table-cell>
          <table:table-cell table:style-name="ce9" table:formula="of:=[.H18]/[.H$20]" office:value-type="percentage" office:value="0.446225683668479" calcext:value-type="percentage">
            <text:p>45%</text:p>
          </table:table-cell>
          <table:table-cell table:style-name="ce8" table:formula="of:=[.I18]/[.I$19]" office:value-type="percentage" office:value="0.743238991948926" calcext:value-type="percentage">
            <text:p>74%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table:formula="of:=[.B19]/[.B$20]" office:value-type="percentage" office:value="0.741149692975093" calcext:value-type="percentage">
            <text:p>74%</text:p>
          </table:table-cell>
          <table:table-cell table:style-name="ce8" table:formula="of:=[.C19]/[.C$20]" office:value-type="percentage" office:value="0.721390881603287" calcext:value-type="percentage">
            <text:p>72%</text:p>
          </table:table-cell>
          <table:table-cell table:style-name="ce8" table:formula="of:=[.D19]/[.D$22]" office:value-type="percentage" office:value="0.317860202664264" calcext:value-type="percentage">
            <text:p>32%</text:p>
          </table:table-cell>
          <table:table-cell table:style-name="ce8" table:formula="of:=[.E19]/[.E$20]" office:value-type="percentage" office:value="0.729418122583344" calcext:value-type="percentage">
            <text:p>73%</text:p>
          </table:table-cell>
          <table:table-cell table:style-name="ce8" table:formula="of:=[.F19]/[.F$19]" office:value-type="percentage" office:value="1" calcext:value-type="percentage">
            <text:p>100%</text:p>
          </table:table-cell>
          <table:table-cell table:style-name="ce8" table:formula="of:=[.G19]/[.G$20]" office:value-type="percentage" office:value="0.681048747127453" calcext:value-type="percentage">
            <text:p>68%</text:p>
          </table:table-cell>
          <table:table-cell table:style-name="ce8" table:formula="of:=[.H19]/[.H$20]" office:value-type="percentage" office:value="0.714729195368221" calcext:value-type="percentage">
            <text:p>71%</text:p>
          </table:table-cell>
          <table:table-cell table:style-name="ce8" table:formula="of:=[.I19]/[.I$19]" office:value-type="percentage" office:value="1" calcext:value-type="percentage">
            <text:p>100%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" table:formula="of:=[.B20]/[.B$20]" office:value-type="percentage" office:value="1" calcext:value-type="percentage">
            <text:p>100%</text:p>
          </table:table-cell>
          <table:table-cell table:style-name="ce8" table:formula="of:=[.C20]/[.C$20]" office:value-type="percentage" office:value="1" calcext:value-type="percentage">
            <text:p>100%</text:p>
          </table:table-cell>
          <table:table-cell table:style-name="ce9" table:formula="of:=[.D20]/[.D$22]" office:value-type="percentage" office:value="0.521096442626992" calcext:value-type="percentage">
            <text:p>52%</text:p>
          </table:table-cell>
          <table:table-cell table:style-name="ce8" table:formula="of:=[.E20]/[.E$20]" office:value-type="percentage" office:value="1" calcext:value-type="percentage">
            <text:p>100%</text:p>
          </table:table-cell>
          <table:table-cell table:style-name="ce8" table:formula="of:=[.F20]/[.F$19]" office:value-type="percentage" office:value="1.25005657763411" calcext:value-type="percentage">
            <text:p>125%</text:p>
          </table:table-cell>
          <table:table-cell table:style-name="ce8" table:formula="of:=[.G20]/[.G$20]" office:value-type="percentage" office:value="1" calcext:value-type="percentage">
            <text:p>100%</text:p>
          </table:table-cell>
          <table:table-cell table:style-name="ce8" table:formula="of:=[.H20]/[.H$20]" office:value-type="percentage" office:value="1" calcext:value-type="percentage">
            <text:p>100%</text:p>
          </table:table-cell>
          <table:table-cell table:style-name="ce8" table:formula="of:=[.I20]/[.I$19]" office:value-type="percentage" office:value="1.19745489563391" calcext:value-type="percentage">
            <text:p>120%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8" table:formula="of:=[.B21]/[.B$20]" office:value-type="percentage" office:value="1.22655062589145" calcext:value-type="percentage">
            <text:p>123%</text:p>
          </table:table-cell>
          <table:table-cell table:style-name="ce8" table:formula="of:=[.C21]/[.C$20]" office:value-type="percentage" office:value="1.24991641605588" calcext:value-type="percentage">
            <text:p>125%</text:p>
          </table:table-cell>
          <table:table-cell table:style-name="ce8" table:formula="of:=[.D21]/[.D$22]" office:value-type="percentage" office:value="0.768849744283085" calcext:value-type="percentage">
            <text:p>77%</text:p>
          </table:table-cell>
          <table:table-cell table:style-name="ce8" table:formula="of:=[.E21]/[.E$20]" office:value-type="percentage" office:value="1.23167768104579" calcext:value-type="percentage">
            <text:p>123%</text:p>
          </table:table-cell>
          <table:table-cell table:style-name="ce8" table:formula="of:=[.F21]/[.F$19]" office:value-type="percentage" office:value="1.45099115148097" calcext:value-type="percentage">
            <text:p>145%</text:p>
          </table:table-cell>
          <table:table-cell table:style-name="ce8" table:formula="of:=[.G21]/[.G$20]" office:value-type="percentage" office:value="1.29379431023969" calcext:value-type="percentage">
            <text:p>129%</text:p>
          </table:table-cell>
          <table:table-cell table:style-name="ce8" table:formula="of:=[.H21]/[.H$20]" office:value-type="percentage" office:value="1.23913791008127" calcext:value-type="percentage">
            <text:p>124%</text:p>
          </table:table-cell>
          <table:table-cell table:style-name="ce8" table:formula="of:=[.I21]/[.I$19]" office:value-type="percentage" office:value="1.36013253471755" calcext:value-type="percentage">
            <text:p>136%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8" table:formula="of:=[.B22]/[.B$20]" office:value-type="percentage" office:value="1.41138621633715" calcext:value-type="percentage">
            <text:p>141%</text:p>
          </table:table-cell>
          <table:table-cell table:style-name="ce8" table:formula="of:=[.C22]/[.C$20]" office:value-type="percentage" office:value="1.44526197383422" calcext:value-type="percentage">
            <text:p>145%</text:p>
          </table:table-cell>
          <table:table-cell table:style-name="ce8" table:formula="of:=[.D22]/[.D$22]" office:value-type="percentage" office:value="1" calcext:value-type="percentage">
            <text:p>100%</text:p>
          </table:table-cell>
          <table:table-cell table:style-name="ce8" table:formula="of:=[.E22]/[.E$20]" office:value-type="percentage" office:value="1.42340774355798" calcext:value-type="percentage">
            <text:p>142%</text:p>
          </table:table-cell>
          <table:table-cell table:style-name="ce8" table:formula="of:=[.F22]/[.F$19]" office:value-type="percentage" office:value="1.6295045865698" calcext:value-type="percentage">
            <text:p>163%</text:p>
          </table:table-cell>
          <table:table-cell table:style-name="ce8" table:formula="of:=[.G22]/[.G$20]" office:value-type="percentage" office:value="1.53178925710242" calcext:value-type="percentage">
            <text:p>153%</text:p>
          </table:table-cell>
          <table:table-cell table:style-name="ce8" table:formula="of:=[.H22]/[.H$20]" office:value-type="percentage" office:value="1.43892369848586" calcext:value-type="percentage">
            <text:p>144%</text:p>
          </table:table-cell>
          <table:table-cell table:style-name="ce8" table:formula="of:=[.I22]/[.I$19]" office:value-type="percentage" office:value="1.49935524227557" calcext:value-type="percentage">
            <text:p>150%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8" table:formula="of:=[.B23]/[.B$20]" office:value-type="percentage" office:value="1.57029397617762" calcext:value-type="percentage">
            <text:p>157%</text:p>
          </table:table-cell>
          <table:table-cell table:style-name="ce8" table:formula="of:=[.C23]/[.C$20]" office:value-type="percentage" office:value="1.60049754272602" calcext:value-type="percentage">
            <text:p>160%</text:p>
          </table:table-cell>
          <table:table-cell table:style-name="ce8" table:formula="of:=[.D23]/[.D$22]" office:value-type="percentage" office:value="1.17160711135079" calcext:value-type="percentage">
            <text:p>117%</text:p>
          </table:table-cell>
          <table:table-cell table:style-name="ce8" table:formula="of:=[.E23]/[.E$20]" office:value-type="percentage" office:value="1.57952240691293" calcext:value-type="percentage">
            <text:p>158%</text:p>
          </table:table-cell>
          <table:table-cell table:style-name="ce8" table:formula="of:=[.F23]/[.F$19]" office:value-type="percentage" office:value="1.7728373425693" calcext:value-type="percentage">
            <text:p>177%</text:p>
          </table:table-cell>
          <table:table-cell table:style-name="ce8" table:formula="of:=[.G23]/[.G$20]" office:value-type="percentage" office:value="1.71295966558204" calcext:value-type="percentage">
            <text:p>171%</text:p>
          </table:table-cell>
          <table:table-cell table:style-name="ce8" table:formula="of:=[.H23]/[.H$20]" office:value-type="percentage" office:value="1.59589669337523" calcext:value-type="percentage">
            <text:p>160%</text:p>
          </table:table-cell>
          <table:table-cell table:style-name="ce8" table:formula="of:=[.I23]/[.I$19]" office:value-type="percentage" office:value="1.62013837520351" calcext:value-type="percentage">
            <text:p>162%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8" table:formula="of:=[.B24]/[.B$20]" office:value-type="percentage" office:value="1.71682314668386" calcext:value-type="percentage">
            <text:p>172%</text:p>
          </table:table-cell>
          <table:table-cell table:style-name="ce8" table:formula="of:=[.C24]/[.C$20]" office:value-type="percentage" office:value="1.7403786062868" calcext:value-type="percentage">
            <text:p>174%</text:p>
          </table:table-cell>
          <table:table-cell table:style-name="ce8" table:formula="of:=[.D24]/[.D$22]" office:value-type="percentage" office:value="1.31369902458683" calcext:value-type="percentage">
            <text:p>131%</text:p>
          </table:table-cell>
          <table:table-cell table:style-name="ce8" table:formula="of:=[.E24]/[.E$20]" office:value-type="percentage" office:value="1.72102066631954" calcext:value-type="percentage">
            <text:p>172%</text:p>
          </table:table-cell>
          <table:table-cell table:style-name="ce8" table:formula="of:=[.F24]/[.F$19]" office:value-type="percentage" office:value="1.91386230924617" calcext:value-type="percentage">
            <text:p>191%</text:p>
          </table:table-cell>
          <table:table-cell table:style-name="ce8" table:formula="of:=[.G24]/[.G$20]" office:value-type="percentage" office:value="1.87416034745206" calcext:value-type="percentage">
            <text:p>187%</text:p>
          </table:table-cell>
          <table:table-cell table:style-name="ce8" table:formula="of:=[.H24]/[.H$20]" office:value-type="percentage" office:value="1.74382940360195" calcext:value-type="percentage">
            <text:p>174%</text:p>
          </table:table-cell>
          <table:table-cell table:style-name="ce8" table:formula="of:=[.I24]/[.I$19]" office:value-type="percentage" office:value="1.73163318944047" calcext:value-type="percentage">
            <text:p>173%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8" table:formula="of:=[.B25]/[.B$20]" office:value-type="percentage" office:value="1.86083393598255" calcext:value-type="percentage">
            <text:p>186%</text:p>
          </table:table-cell>
          <table:table-cell table:style-name="ce8" table:formula="of:=[.C25]/[.C$20]" office:value-type="percentage" office:value="1.8624174498646" calcext:value-type="percentage">
            <text:p>186%</text:p>
          </table:table-cell>
          <table:table-cell table:style-name="ce8" table:formula="of:=[.D25]/[.D$22]" office:value-type="percentage" office:value="1.43490211178908" calcext:value-type="percentage">
            <text:p>143%</text:p>
          </table:table-cell>
          <table:table-cell table:style-name="ce8" table:formula="of:=[.E25]/[.E$20]" office:value-type="percentage" office:value="1.86124007259163" calcext:value-type="percentage">
            <text:p>186%</text:p>
          </table:table-cell>
          <table:table-cell table:style-name="ce8" table:formula="of:=[.F25]/[.F$19]" office:value-type="percentage" office:value="2.04575154954272" calcext:value-type="percentage">
            <text:p>205%</text:p>
          </table:table-cell>
          <table:table-cell table:style-name="ce8" table:formula="of:=[.G25]/[.G$20]" office:value-type="percentage" office:value="2.01439764591606" calcext:value-type="percentage">
            <text:p>201%</text:p>
          </table:table-cell>
          <table:table-cell table:style-name="ce8" table:formula="of:=[.H25]/[.H$20]" office:value-type="percentage" office:value="1.88740450940917" calcext:value-type="percentage">
            <text:p>189%</text:p>
          </table:table-cell>
          <table:table-cell table:style-name="ce8" table:formula="of:=[.I25]/[.I$19]" office:value-type="percentage" office:value="1.83391386016162" calcext:value-type="percentage">
            <text:p>183%</text:p>
          </table:table-cell>
          <table:table-cell table:number-columns-repeated="10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0" table:formula="of:=[.B26]/[.B$20]" office:value-type="percentage" office:value="2.00142294248672" calcext:value-type="percentage">
            <text:p>200%</text:p>
          </table:table-cell>
          <table:table-cell table:style-name="ce10" table:formula="of:=[.C26]/[.C$20]" office:value-type="percentage" office:value="1.98726908268105" calcext:value-type="percentage">
            <text:p>199%</text:p>
          </table:table-cell>
          <table:table-cell table:style-name="ce10" table:formula="of:=[.D26]/[.D$22]" office:value-type="percentage" office:value="1.551126221183" calcext:value-type="percentage">
            <text:p>155%</text:p>
          </table:table-cell>
          <table:table-cell table:style-name="ce10" table:formula="of:=[.E26]/[.E$20]" office:value-type="percentage" office:value="2.00121420604363" calcext:value-type="percentage">
            <text:p>200%</text:p>
          </table:table-cell>
          <table:table-cell table:style-name="ce10" table:formula="of:=[.F26]/[.F$19]" office:value-type="percentage" office:value="2.17415709785367" calcext:value-type="percentage">
            <text:p>217%</text:p>
          </table:table-cell>
          <table:table-cell table:style-name="ce10" table:formula="of:=[.G26]/[.G$20]" office:value-type="percentage" office:value="2.152547159418" calcext:value-type="percentage">
            <text:p>215%</text:p>
          </table:table-cell>
          <table:table-cell table:style-name="ce10" table:formula="of:=[.H26]/[.H$20]" office:value-type="percentage" office:value="2.02983840606981" calcext:value-type="percentage">
            <text:p>203%</text:p>
          </table:table-cell>
          <table:table-cell table:style-name="ce10" table:formula="of:=[.I26]/[.I$19]" office:value-type="percentage" office:value="1.94090190009842" calcext:value-type="percentage">
            <text:p>194%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6" loext:min-decimal-places="6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1" loext:min-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4T09:18:51.593164000</dc:date>
    <dc:creator>Bin He</dc:creator>
    <meta:editing-duration>PT28M6S</meta:editing-duration>
    <meta:editing-cycles>3</meta:editing-cycles>
    <meta:generator>LibreOffice/5.0.5.2$MacOSX_X86_64 LibreOffice_project/55b006a02d247b5f7215fc6ea0fde844b30035b3</meta:generator>
    <meta:document-statistic meta:table-count="1" meta:cell-count="38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21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true" chart:minimum="100" chart:maximum="1000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one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svg:stroke-width="0.051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89cm" svg:height="8.706cm" xlink:href=".." xlink:type="simple" chart:class="chart:scatter" chart:style-name="ch1">
        <chart:title svg:x="6.664cm" svg:y="0.31cm" chart:style-name="ch2">
          <text:p>∆Rn vs cycle</text:p>
        </chart:title>
        <chart:legend chart:legend-position="end" svg:x="14.286cm" svg:y="2.279cm" style:legend-expansion="high" chart:style-name="ch3"/>
        <chart:plot-area chart:style-name="ch4" table:cell-range-address="'20170913_Ex009-3_batch1_estimate_pcr_cycle.csv'.A6:'20170913_Ex009-3_batch1_estimate_pcr_cycle.csv'.I27" chart:data-source-has-labels="row" svg:x="1.313cm" svg:y="1.273cm" svg:width="12.652cm" svg:height="6.297cm">
          <chartooo:coordinate-region svg:x="2.537cm" svg:y="1.476cm" svg:width="11.048cm" svg:height="5.439cm"/>
          <chart:axis chart:dimension="x" chart:name="primary-x" chart:style-name="ch5">
            <chart:title svg:x="7.23cm" svg:y="7.745cm" chart:style-name="ch6">
              <text:p>cycle</text:p>
            </chart:title>
          </chart:axis>
          <chart:axis chart:dimension="y" chart:name="primary-y" chart:style-name="ch7">
            <chart:title svg:x="0.451cm" svg:y="4.775cm" chart:style-name="ch8">
              <text:p>∆Rn</text:p>
            </chart:title>
            <chart:grid chart:style-name="ch9" chart:class="major"/>
          </chart:axis>
          <chart:series chart:style-name="ch10" chart:values-cell-range-address="'20170913_Ex009-3_batch1_estimate_pcr_cycle.csv'.B7:'20170913_Ex009-3_batch1_estimate_pcr_cycle.csv'.B27" chart:label-cell-address="'20170913_Ex009-3_batch1_estimate_pcr_cycle.csv'.B6:'20170913_Ex009-3_batch1_estimate_pcr_cycle.csv'.B6" chart:class="chart:scatter">
            <chart:domain table:cell-range-address="'20170913_Ex009-3_batch1_estimate_pcr_cycle.csv'.A7:'20170913_Ex009-3_batch1_estimate_pcr_cycle.csv'.A27"/>
            <chart:data-point chart:repeated="21"/>
          </chart:series>
          <chart:series chart:style-name="ch11" chart:values-cell-range-address="'20170913_Ex009-3_batch1_estimate_pcr_cycle.csv'.C7:'20170913_Ex009-3_batch1_estimate_pcr_cycle.csv'.C27" chart:label-cell-address="'20170913_Ex009-3_batch1_estimate_pcr_cycle.csv'.C6:'20170913_Ex009-3_batch1_estimate_pcr_cycle.csv'.C6" chart:class="chart:scatter">
            <chart:data-point chart:repeated="21"/>
          </chart:series>
          <chart:series chart:style-name="ch12" chart:values-cell-range-address="'20170913_Ex009-3_batch1_estimate_pcr_cycle.csv'.D7:'20170913_Ex009-3_batch1_estimate_pcr_cycle.csv'.D27" chart:label-cell-address="'20170913_Ex009-3_batch1_estimate_pcr_cycle.csv'.D6:'20170913_Ex009-3_batch1_estimate_pcr_cycle.csv'.D6" chart:class="chart:scatter">
            <chart:data-point chart:repeated="21"/>
          </chart:series>
          <chart:series chart:style-name="ch13" chart:values-cell-range-address="'20170913_Ex009-3_batch1_estimate_pcr_cycle.csv'.E7:'20170913_Ex009-3_batch1_estimate_pcr_cycle.csv'.E27" chart:label-cell-address="'20170913_Ex009-3_batch1_estimate_pcr_cycle.csv'.E6:'20170913_Ex009-3_batch1_estimate_pcr_cycle.csv'.E6" chart:class="chart:scatter">
            <chart:data-point chart:repeated="21"/>
          </chart:series>
          <chart:series chart:style-name="ch14" chart:values-cell-range-address="'20170913_Ex009-3_batch1_estimate_pcr_cycle.csv'.F7:'20170913_Ex009-3_batch1_estimate_pcr_cycle.csv'.F27" chart:label-cell-address="'20170913_Ex009-3_batch1_estimate_pcr_cycle.csv'.F6:'20170913_Ex009-3_batch1_estimate_pcr_cycle.csv'.F6" chart:class="chart:scatter">
            <chart:data-point chart:repeated="21"/>
          </chart:series>
          <chart:series chart:style-name="ch15" chart:values-cell-range-address="'20170913_Ex009-3_batch1_estimate_pcr_cycle.csv'.G7:'20170913_Ex009-3_batch1_estimate_pcr_cycle.csv'.G27" chart:label-cell-address="'20170913_Ex009-3_batch1_estimate_pcr_cycle.csv'.G6:'20170913_Ex009-3_batch1_estimate_pcr_cycle.csv'.G6" chart:class="chart:scatter">
            <chart:data-point chart:repeated="21"/>
          </chart:series>
          <chart:series chart:style-name="ch16" chart:values-cell-range-address="'20170913_Ex009-3_batch1_estimate_pcr_cycle.csv'.H7:'20170913_Ex009-3_batch1_estimate_pcr_cycle.csv'.H27" chart:label-cell-address="'20170913_Ex009-3_batch1_estimate_pcr_cycle.csv'.H6:'20170913_Ex009-3_batch1_estimate_pcr_cycle.csv'.H6" chart:class="chart:scatter">
            <chart:data-point chart:repeated="21"/>
          </chart:series>
          <chart:series chart:style-name="ch17" chart:values-cell-range-address="'20170913_Ex009-3_batch1_estimate_pcr_cycle.csv'.I7:'20170913_Ex009-3_batch1_estimate_pcr_cycle.csv'.I27" chart:label-cell-address="'20170913_Ex009-3_batch1_estimate_pcr_cycle.csv'.I6:'20170913_Ex009-3_batch1_estimate_pcr_cycle.csv'.I6" chart:class="chart:scatter">
            <chart:data-point chart:repeated="2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1</text:p>
                <draw:g>
                  <svg:desc>'20170913_Ex009-3_batch1_estimate_pcr_cycle.csv'.B6:'20170913_Ex009-3_batch1_estimate_pcr_cycle.csv'.B6</svg:desc>
                </draw:g>
              </table:table-cell>
              <table:table-cell office:value-type="string">
                <text:p>B1</text:p>
                <draw:g>
                  <svg:desc>'20170913_Ex009-3_batch1_estimate_pcr_cycle.csv'.C6:'20170913_Ex009-3_batch1_estimate_pcr_cycle.csv'.C6</svg:desc>
                </draw:g>
              </table:table-cell>
              <table:table-cell office:value-type="string">
                <text:p>C1</text:p>
                <draw:g>
                  <svg:desc>'20170913_Ex009-3_batch1_estimate_pcr_cycle.csv'.D6:'20170913_Ex009-3_batch1_estimate_pcr_cycle.csv'.D6</svg:desc>
                </draw:g>
              </table:table-cell>
              <table:table-cell office:value-type="string">
                <text:p>D1</text:p>
                <draw:g>
                  <svg:desc>'20170913_Ex009-3_batch1_estimate_pcr_cycle.csv'.E6:'20170913_Ex009-3_batch1_estimate_pcr_cycle.csv'.E6</svg:desc>
                </draw:g>
              </table:table-cell>
              <table:table-cell office:value-type="string">
                <text:p>E1</text:p>
                <draw:g>
                  <svg:desc>'20170913_Ex009-3_batch1_estimate_pcr_cycle.csv'.F6:'20170913_Ex009-3_batch1_estimate_pcr_cycle.csv'.F6</svg:desc>
                </draw:g>
              </table:table-cell>
              <table:table-cell office:value-type="string">
                <text:p>F1</text:p>
                <draw:g>
                  <svg:desc>'20170913_Ex009-3_batch1_estimate_pcr_cycle.csv'.G6:'20170913_Ex009-3_batch1_estimate_pcr_cycle.csv'.G6</svg:desc>
                </draw:g>
              </table:table-cell>
              <table:table-cell office:value-type="string">
                <text:p>G1</text:p>
                <draw:g>
                  <svg:desc>'20170913_Ex009-3_batch1_estimate_pcr_cycle.csv'.H6:'20170913_Ex009-3_batch1_estimate_pcr_cycle.csv'.H6</svg:desc>
                </draw:g>
              </table:table-cell>
              <table:table-cell office:value-type="string">
                <text:p>H1</text:p>
                <draw:g>
                  <svg:desc>'20170913_Ex009-3_batch1_estimate_pcr_cycle.csv'.I6:'20170913_Ex009-3_batch1_estimate_pcr_cycle.csv'.I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20170913_Ex009-3_batch1_estimate_pcr_cycle.csv'.A7:'20170913_Ex009-3_batch1_estimate_pcr_cycle.csv'.A27</svg:desc>
                </draw:g>
              </table:table-cell>
              <table:table-cell office:value-type="float" office:value="-141.9243164">
                <text:p>-141.9243164</text:p>
                <draw:g>
                  <svg:desc>'20170913_Ex009-3_batch1_estimate_pcr_cycle.csv'.B7:'20170913_Ex009-3_batch1_estimate_pcr_cycle.csv'.B27</svg:desc>
                </draw:g>
              </table:table-cell>
              <table:table-cell office:value-type="float" office:value="-148.6679688">
                <text:p>-148.6679688</text:p>
                <draw:g>
                  <svg:desc>'20170913_Ex009-3_batch1_estimate_pcr_cycle.csv'.C7:'20170913_Ex009-3_batch1_estimate_pcr_cycle.csv'.C27</svg:desc>
                </draw:g>
              </table:table-cell>
              <table:table-cell office:value-type="float" office:value="-195.0400391">
                <text:p>-195.0400391</text:p>
                <draw:g>
                  <svg:desc>'20170913_Ex009-3_batch1_estimate_pcr_cycle.csv'.D7:'20170913_Ex009-3_batch1_estimate_pcr_cycle.csv'.D27</svg:desc>
                </draw:g>
              </table:table-cell>
              <table:table-cell office:value-type="float" office:value="-110.5141602">
                <text:p>-110.5141602</text:p>
                <draw:g>
                  <svg:desc>'20170913_Ex009-3_batch1_estimate_pcr_cycle.csv'.E7:'20170913_Ex009-3_batch1_estimate_pcr_cycle.csv'.E27</svg:desc>
                </draw:g>
              </table:table-cell>
              <table:table-cell office:value-type="float" office:value="-141.3862305">
                <text:p>-141.3862305</text:p>
                <draw:g>
                  <svg:desc>'20170913_Ex009-3_batch1_estimate_pcr_cycle.csv'.F7:'20170913_Ex009-3_batch1_estimate_pcr_cycle.csv'.F27</svg:desc>
                </draw:g>
              </table:table-cell>
              <table:table-cell office:value-type="float" office:value="-112.3071289">
                <text:p>-112.3071289</text:p>
                <draw:g>
                  <svg:desc>'20170913_Ex009-3_batch1_estimate_pcr_cycle.csv'.G7:'20170913_Ex009-3_batch1_estimate_pcr_cycle.csv'.G27</svg:desc>
                </draw:g>
              </table:table-cell>
              <table:table-cell office:value-type="float" office:value="-144.1352539">
                <text:p>-144.1352539</text:p>
                <draw:g>
                  <svg:desc>'20170913_Ex009-3_batch1_estimate_pcr_cycle.csv'.H7:'20170913_Ex009-3_batch1_estimate_pcr_cycle.csv'.H27</svg:desc>
                </draw:g>
              </table:table-cell>
              <table:table-cell office:value-type="float" office:value="-149.1738281">
                <text:p>-149.1738281</text:p>
                <draw:g>
                  <svg:desc>'20170913_Ex009-3_batch1_estimate_pcr_cycle.csv'.I7:'20170913_Ex009-3_batch1_estimate_pcr_cycle.csv'.I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1.9243164">
                <text:p>141.9243164</text:p>
              </table:table-cell>
              <table:table-cell office:value-type="float" office:value="148.6679688">
                <text:p>148.6679688</text:p>
              </table:table-cell>
              <table:table-cell office:value-type="float" office:value="195.0400391">
                <text:p>195.0400391</text:p>
              </table:table-cell>
              <table:table-cell office:value-type="float" office:value="110.5141602">
                <text:p>110.5141602</text:p>
              </table:table-cell>
              <table:table-cell office:value-type="float" office:value="141.3862305">
                <text:p>141.3862305</text:p>
              </table:table-cell>
              <table:table-cell office:value-type="float" office:value="112.3071289">
                <text:p>112.3071289</text:p>
              </table:table-cell>
              <table:table-cell office:value-type="float" office:value="144.1352539">
                <text:p>144.1352539</text:p>
              </table:table-cell>
              <table:table-cell office:value-type="float" office:value="149.1738281">
                <text:p>149.17382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92.753418">
                <text:p>392.753418</text:p>
              </table:table-cell>
              <table:table-cell office:value-type="float" office:value="354.3144531">
                <text:p>354.3144531</text:p>
              </table:table-cell>
              <table:table-cell office:value-type="float" office:value="421.046875">
                <text:p>421.046875</text:p>
              </table:table-cell>
              <table:table-cell office:value-type="float" office:value="268.7651367">
                <text:p>268.7651367</text:p>
              </table:table-cell>
              <table:table-cell office:value-type="float" office:value="323.8735352">
                <text:p>323.8735352</text:p>
              </table:table-cell>
              <table:table-cell office:value-type="float" office:value="243.9291992">
                <text:p>243.9291992</text:p>
              </table:table-cell>
              <table:table-cell office:value-type="float" office:value="354.059082">
                <text:p>354.059082</text:p>
              </table:table-cell>
              <table:table-cell office:value-type="float" office:value="328.8681641">
                <text:p>328.86816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99.0229492">
                <text:p>499.0229492</text:p>
              </table:table-cell>
              <table:table-cell office:value-type="float" office:value="519.2490234">
                <text:p>519.2490234</text:p>
              </table:table-cell>
              <table:table-cell office:value-type="float" office:value="575.5185547">
                <text:p>575.5185547</text:p>
              </table:table-cell>
              <table:table-cell office:value-type="float" office:value="408.9672852">
                <text:p>408.9672852</text:p>
              </table:table-cell>
              <table:table-cell office:value-type="float" office:value="602.1381836">
                <text:p>602.1381836</text:p>
              </table:table-cell>
              <table:table-cell office:value-type="float" office:value="418.9194336">
                <text:p>418.9194336</text:p>
              </table:table-cell>
              <table:table-cell office:value-type="float" office:value="424.402832">
                <text:p>424.402832</text:p>
              </table:table-cell>
              <table:table-cell office:value-type="float" office:value="641.9511719">
                <text:p>641.95117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32.4106445">
                <text:p>732.4106445</text:p>
              </table:table-cell>
              <table:table-cell office:value-type="float" office:value="713.3818359">
                <text:p>713.3818359</text:p>
              </table:table-cell>
              <table:table-cell office:value-type="float" office:value="749.0224609">
                <text:p>749.0224609</text:p>
              </table:table-cell>
              <table:table-cell office:value-type="float" office:value="579.168457">
                <text:p>579.168457</text:p>
              </table:table-cell>
              <table:table-cell office:value-type="float" office:value="884.4506836">
                <text:p>884.4506836</text:p>
              </table:table-cell>
              <table:table-cell office:value-type="float" office:value="584.1772461">
                <text:p>584.1772461</text:p>
              </table:table-cell>
              <table:table-cell office:value-type="float" office:value="644.0151367">
                <text:p>644.0151367</text:p>
              </table:table-cell>
              <table:table-cell office:value-type="float" office:value="960.1152344">
                <text:p>960.11523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72.4956055">
                <text:p>972.4956055</text:p>
              </table:table-cell>
              <table:table-cell office:value-type="float" office:value="1043.185547">
                <text:p>1043.185547</text:p>
              </table:table-cell>
              <table:table-cell office:value-type="float" office:value="935.8203125">
                <text:p>935.8203125</text:p>
              </table:table-cell>
              <table:table-cell office:value-type="float" office:value="834.5239258">
                <text:p>834.5239258</text:p>
              </table:table-cell>
              <table:table-cell office:value-type="float" office:value="1342.398926">
                <text:p>1342.398926</text:p>
              </table:table-cell>
              <table:table-cell office:value-type="float" office:value="801.8579102">
                <text:p>801.8579102</text:p>
              </table:table-cell>
              <table:table-cell office:value-type="float" office:value="949.1274414">
                <text:p>949.1274414</text:p>
              </table:table-cell>
              <table:table-cell office:value-type="float" office:value="1575.644531">
                <text:p>1575.6445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398.628418">
                <text:p>1398.628418</text:p>
              </table:table-cell>
              <table:table-cell office:value-type="float" office:value="1526.023438">
                <text:p>1526.023438</text:p>
              </table:table-cell>
              <table:table-cell office:value-type="float" office:value="1108.884766">
                <text:p>1108.884766</text:p>
              </table:table-cell>
              <table:table-cell office:value-type="float" office:value="1314.987793">
                <text:p>1314.987793</text:p>
              </table:table-cell>
              <table:table-cell office:value-type="float" office:value="2178.374512">
                <text:p>2178.374512</text:p>
              </table:table-cell>
              <table:table-cell office:value-type="float" office:value="1144.900879">
                <text:p>1144.900879</text:p>
              </table:table-cell>
              <table:table-cell office:value-type="float" office:value="1333.381348">
                <text:p>1333.381348</text:p>
              </table:table-cell>
              <table:table-cell office:value-type="float" office:value="2630.042969">
                <text:p>2630.0429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173.247559">
                <text:p>2173.247559</text:p>
              </table:table-cell>
              <table:table-cell office:value-type="float" office:value="2516.525391">
                <text:p>2516.525391</text:p>
              </table:table-cell>
              <table:table-cell office:value-type="float" office:value="1586.287109">
                <text:p>1586.287109</text:p>
              </table:table-cell>
              <table:table-cell office:value-type="float" office:value="2149.368652">
                <text:p>2149.368652</text:p>
              </table:table-cell>
              <table:table-cell office:value-type="float" office:value="3804.478027">
                <text:p>3804.478027</text:p>
              </table:table-cell>
              <table:table-cell office:value-type="float" office:value="1842.424316">
                <text:p>1842.424316</text:p>
              </table:table-cell>
              <table:table-cell office:value-type="float" office:value="2163.422363">
                <text:p>2163.422363</text:p>
              </table:table-cell>
              <table:table-cell office:value-type="float" office:value="4651.098633">
                <text:p>4651.0986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588.04834">
                <text:p>3588.04834</text:p>
              </table:table-cell>
              <table:table-cell office:value-type="float" office:value="4164.301758">
                <text:p>4164.301758</text:p>
              </table:table-cell>
              <table:table-cell office:value-type="float" office:value="2102.117188">
                <text:p>2102.117188</text:p>
              </table:table-cell>
              <table:table-cell office:value-type="float" office:value="3563.116699">
                <text:p>3563.116699</text:p>
              </table:table-cell>
              <table:table-cell office:value-type="float" office:value="6639.094238">
                <text:p>6639.094238</text:p>
              </table:table-cell>
              <table:table-cell office:value-type="float" office:value="3087.553223">
                <text:p>3087.553223</text:p>
              </table:table-cell>
              <table:table-cell office:value-type="float" office:value="3679.217285">
                <text:p>3679.217285</text:p>
              </table:table-cell>
              <table:table-cell office:value-type="float" office:value="8020.388672">
                <text:p>8020.3886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142.186035">
                <text:p>6142.186035</text:p>
              </table:table-cell>
              <table:table-cell office:value-type="float" office:value="7370.908203">
                <text:p>7370.908203</text:p>
              </table:table-cell>
              <table:table-cell office:value-type="float" office:value="3285.660156">
                <text:p>3285.660156</text:p>
              </table:table-cell>
              <table:table-cell office:value-type="float" office:value="6287.431152">
                <text:p>6287.431152</text:p>
              </table:table-cell>
              <table:table-cell office:value-type="float" office:value="11728.85156">
                <text:p>11728.85156</text:p>
              </table:table-cell>
              <table:table-cell office:value-type="float" office:value="5301.189941">
                <text:p>5301.189941</text:p>
              </table:table-cell>
              <table:table-cell office:value-type="float" office:value="6392.187988">
                <text:p>6392.187988</text:p>
              </table:table-cell>
              <table:table-cell office:value-type="float" office:value="14134.25195">
                <text:p>14134.251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630.41602">
                <text:p>10630.41602</text:p>
              </table:table-cell>
              <table:table-cell office:value-type="float" office:value="12868.09766">
                <text:p>12868.09766</text:p>
              </table:table-cell>
              <table:table-cell office:value-type="float" office:value="5261.056641">
                <text:p>5261.056641</text:p>
              </table:table-cell>
              <table:table-cell office:value-type="float" office:value="11031.2832">
                <text:p>11031.2832</text:p>
              </table:table-cell>
              <table:table-cell office:value-type="float" office:value="20181.56641">
                <text:p>20181.56641</text:p>
              </table:table-cell>
              <table:table-cell office:value-type="float" office:value="9335.761719">
                <text:p>9335.761719</text:p>
              </table:table-cell>
              <table:table-cell office:value-type="float" office:value="11262.95313">
                <text:p>11262.95313</text:p>
              </table:table-cell>
              <table:table-cell office:value-type="float" office:value="23836.31445">
                <text:p>23836.314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7729.89063">
                <text:p>17729.89063</text:p>
              </table:table-cell>
              <table:table-cell office:value-type="float" office:value="22029.93164">
                <text:p>22029.93164</text:p>
              </table:table-cell>
              <table:table-cell office:value-type="float" office:value="9018.339844">
                <text:p>9018.339844</text:p>
              </table:table-cell>
              <table:table-cell office:value-type="float" office:value="18788.70313">
                <text:p>18788.70313</text:p>
              </table:table-cell>
              <table:table-cell office:value-type="float" office:value="32490.96875">
                <text:p>32490.96875</text:p>
              </table:table-cell>
              <table:table-cell office:value-type="float" office:value="16440.07227">
                <text:p>16440.07227</text:p>
              </table:table-cell>
              <table:table-cell office:value-type="float" office:value="19480.30469">
                <text:p>19480.30469</text:p>
              </table:table-cell>
              <table:table-cell office:value-type="float" office:value="36009.65625">
                <text:p>36009.65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7483.34766">
                <text:p>27483.34766</text:p>
              </table:table-cell>
              <table:table-cell office:value-type="float" office:value="35298.43359">
                <text:p>35298.43359</text:p>
              </table:table-cell>
              <table:table-cell office:value-type="float" office:value="15585.05078">
                <text:p>15585.05078</text:p>
              </table:table-cell>
              <table:table-cell office:value-type="float" office:value="29529.95703">
                <text:p>29529.95703</text:p>
              </table:table-cell>
              <table:table-cell office:value-type="float" office:value="46500.13281">
                <text:p>46500.13281</text:p>
              </table:table-cell>
              <table:table-cell office:value-type="float" office:value="27431.91992">
                <text:p>27431.91992</text:p>
              </table:table-cell>
              <table:table-cell office:value-type="float" office:value="31202.01953">
                <text:p>31202.01953</text:p>
              </table:table-cell>
              <table:table-cell office:value-type="float" office:value="48449.63281">
                <text:p>48449.632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7082.04688">
                <text:p>37082.04688</text:p>
              </table:table-cell>
              <table:table-cell office:value-type="float" office:value="48931.07813">
                <text:p>48931.07813</text:p>
              </table:table-cell>
              <table:table-cell office:value-type="float" office:value="25549.95703">
                <text:p>25549.95703</text:p>
              </table:table-cell>
              <table:table-cell office:value-type="float" office:value="40484.26563">
                <text:p>40484.26563</text:p>
              </table:table-cell>
              <table:table-cell office:value-type="float" office:value="58127.79688">
                <text:p>58127.79688</text:p>
              </table:table-cell>
              <table:table-cell office:value-type="float" office:value="40278.9375">
                <text:p>40278.9375</text:p>
              </table:table-cell>
              <table:table-cell office:value-type="float" office:value="43655.72266">
                <text:p>43655.72266</text:p>
              </table:table-cell>
              <table:table-cell office:value-type="float" office:value="58016.25">
                <text:p>58016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5483.00781">
                <text:p>45483.00781</text:p>
              </table:table-cell>
              <table:table-cell office:value-type="float" office:value="61159.75781">
                <text:p>61159.75781</text:p>
              </table:table-cell>
              <table:table-cell office:value-type="float" office:value="37697.58594">
                <text:p>37697.58594</text:p>
              </table:table-cell>
              <table:table-cell office:value-type="float" office:value="49863.56641">
                <text:p>49863.56641</text:p>
              </table:table-cell>
              <table:table-cell office:value-type="float" office:value="67471.28125">
                <text:p>67471.28125</text:p>
              </table:table-cell>
              <table:table-cell office:value-type="float" office:value="52112.66016">
                <text:p>52112.66016</text:p>
              </table:table-cell>
              <table:table-cell office:value-type="float" office:value="54095.46094">
                <text:p>54095.46094</text:p>
              </table:table-cell>
              <table:table-cell office:value-type="float" office:value="65897.92188">
                <text:p>65897.921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2337.08984">
                <text:p>52337.08984</text:p>
              </table:table-cell>
              <table:table-cell office:value-type="float" office:value="70718.22656">
                <text:p>70718.22656</text:p>
              </table:table-cell>
              <table:table-cell office:value-type="float" office:value="49031.14844">
                <text:p>49031.14844</text:p>
              </table:table-cell>
              <table:table-cell office:value-type="float" office:value="57625.61719">
                <text:p>57625.61719</text:p>
              </table:table-cell>
              <table:table-cell office:value-type="float" office:value="75772.17969">
                <text:p>75772.17969</text:p>
              </table:table-cell>
              <table:table-cell office:value-type="float" office:value="61698.84375">
                <text:p>61698.84375</text:p>
              </table:table-cell>
              <table:table-cell office:value-type="float" office:value="62817.25391">
                <text:p>62817.25391</text:p>
              </table:table-cell>
              <table:table-cell office:value-type="float" office:value="72643.21094">
                <text:p>72643.210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8229.71484">
                <text:p>58229.71484</text:p>
              </table:table-cell>
              <table:table-cell office:value-type="float" office:value="78314.07031">
                <text:p>78314.07031</text:p>
              </table:table-cell>
              <table:table-cell office:value-type="float" office:value="57445.24219">
                <text:p>57445.24219</text:p>
              </table:table-cell>
              <table:table-cell office:value-type="float" office:value="63945.80469">
                <text:p>63945.80469</text:p>
              </table:table-cell>
              <table:table-cell office:value-type="float" office:value="82437.17188">
                <text:p>82437.17188</text:p>
              </table:table-cell>
              <table:table-cell office:value-type="float" office:value="68996.19531">
                <text:p>68996.19531</text:p>
              </table:table-cell>
              <table:table-cell office:value-type="float" office:value="69670.02344">
                <text:p>69670.02344</text:p>
              </table:table-cell>
              <table:table-cell office:value-type="float" office:value="78495.10938">
                <text:p>78495.109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3663.31641">
                <text:p>63663.31641</text:p>
              </table:table-cell>
              <table:table-cell office:value-type="float" office:value="85158.60156">
                <text:p>85158.60156</text:p>
              </table:table-cell>
              <table:table-cell office:value-type="float" office:value="64412.17188">
                <text:p>64412.17188</text:p>
              </table:table-cell>
              <table:table-cell office:value-type="float" office:value="69674.25781">
                <text:p>69674.25781</text:p>
              </table:table-cell>
              <table:table-cell office:value-type="float" office:value="88994.85156">
                <text:p>88994.85156</text:p>
              </table:table-cell>
              <table:table-cell office:value-type="float" office:value="75489.1875">
                <text:p>75489.1875</text:p>
              </table:table-cell>
              <table:table-cell office:value-type="float" office:value="76128.13281">
                <text:p>76128.13281</text:p>
              </table:table-cell>
              <table:table-cell office:value-type="float" office:value="83896.99219">
                <text:p>83896.992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9003.53125">
                <text:p>69003.53125</text:p>
              </table:table-cell>
              <table:table-cell office:value-type="float" office:value="91130.09375">
                <text:p>91130.09375</text:p>
              </table:table-cell>
              <table:table-cell office:value-type="float" office:value="70354.89844">
                <text:p>70354.89844</text:p>
              </table:table-cell>
              <table:table-cell office:value-type="float" office:value="75350.9375">
                <text:p>75350.9375</text:p>
              </table:table-cell>
              <table:table-cell office:value-type="float" office:value="95127.71875">
                <text:p>95127.71875</text:p>
              </table:table-cell>
              <table:table-cell office:value-type="float" office:value="81137.79688">
                <text:p>81137.79688</text:p>
              </table:table-cell>
              <table:table-cell office:value-type="float" office:value="82396.00781">
                <text:p>82396.00781</text:p>
              </table:table-cell>
              <table:table-cell office:value-type="float" office:value="88852.45313">
                <text:p>88852.453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74216.85938">
                <text:p>74216.85938</text:p>
              </table:table-cell>
              <table:table-cell office:value-type="float" office:value="97239.21875">
                <text:p>97239.21875</text:p>
              </table:table-cell>
              <table:table-cell office:value-type="float" office:value="76053.5">
                <text:p>76053.5</text:p>
              </table:table-cell>
              <table:table-cell office:value-type="float" office:value="81017.6875">
                <text:p>81017.6875</text:p>
              </table:table-cell>
              <table:table-cell office:value-type="float" office:value="101098.5938">
                <text:p>101098.5938</text:p>
              </table:table-cell>
              <table:table-cell office:value-type="float" office:value="86702.3125">
                <text:p>86702.3125</text:p>
              </table:table-cell>
              <table:table-cell office:value-type="float" office:value="88614.0625">
                <text:p>88614.0625</text:p>
              </table:table-cell>
              <table:table-cell office:value-type="float" office:value="94035.98438">
                <text:p>94035.984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MacOSX_X86_64 LibreOffice_project/55b006a02d247b5f7215fc6ea0fde844b30035b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